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Y37-12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103.976" calcext:value-type="float">
            <text:p>103,976</text:p>
          </table:table-cell>
          <table:table-cell office:value-type="float" office:value="40.097" calcext:value-type="float">
            <text:p>40,097</text:p>
          </table:table-cell>
          <table:table-cell/>
          <table:table-cell office:value-type="float" office:value="2240.276" calcext:value-type="float">
            <text:p>2240,276</text:p>
          </table:table-cell>
          <table:table-cell office:value-type="float" office:value="2097.902" calcext:value-type="float">
            <text:p>2097,902</text:p>
          </table:table-cell>
          <table:table-cell/>
          <table:table-cell office:value-type="float" office:value="235410.858" calcext:value-type="float">
            <text:p>235410,858</text:p>
          </table:table-cell>
          <table:table-cell office:value-type="float" office:value="235301.257" calcext:value-type="float">
            <text:p>235301,257</text:p>
          </table:table-cell>
          <table:table-cell table:number-columns-repeated="5"/>
          <table:table-cell table:formula="of:=['PY37-128MB'.N7]-['PY37-128MB'.$L7]" office:value-type="float" office:value="-0.240318681318682" calcext:value-type="float">
            <text:p>-0,2403186813</text:p>
          </table:table-cell>
          <table:table-cell table:formula="of:=['PY37-128MB'.O7]-['PY37-128MB'.$L7]" office:value-type="float" office:value="0.595681318681318" calcext:value-type="float">
            <text:p>0,5956813187</text:p>
          </table:table-cell>
        </table:table-row>
        <table:table-row table:style-name="ro1">
          <table:table-cell office:value-type="float" office:value="66.837" calcext:value-type="float">
            <text:p>66,837</text:p>
          </table:table-cell>
          <table:table-cell office:value-type="float" office:value="22.265" calcext:value-type="float">
            <text:p>22,265</text:p>
          </table:table-cell>
          <table:table-cell/>
          <table:table-cell office:value-type="float" office:value="2126.228" calcext:value-type="float">
            <text:p>2126,228</text:p>
          </table:table-cell>
          <table:table-cell office:value-type="float" office:value="2069.297" calcext:value-type="float">
            <text:p>2069,297</text:p>
          </table:table-cell>
          <table:table-cell/>
          <table:table-cell office:value-type="float" office:value="231763.136" calcext:value-type="float">
            <text:p>231763,136</text:p>
          </table:table-cell>
          <table:table-cell office:value-type="float" office:value="231402.711" calcext:value-type="float">
            <text:p>231402,711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6.341" calcext:value-type="float">
            <text:p>56,341</text:p>
          </table:table-cell>
          <table:table-cell office:value-type="float" office:value="11.815" calcext:value-type="float">
            <text:p>11,815</text:p>
          </table:table-cell>
          <table:table-cell/>
          <table:table-cell office:value-type="float" office:value="2120.525" calcext:value-type="float">
            <text:p>2120,525</text:p>
          </table:table-cell>
          <table:table-cell office:value-type="float" office:value="2058.264" calcext:value-type="float">
            <text:p>2058,264</text:p>
          </table:table-cell>
          <table:table-cell/>
          <table:table-cell office:value-type="float" office:value="226879.03" calcext:value-type="float">
            <text:p>226879,03</text:p>
          </table:table-cell>
          <table:table-cell office:value-type="float" office:value="226397.211" calcext:value-type="float">
            <text:p>226397,2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128MB'.$B$14:.$B$104])" office:value-type="float" office:value="1.28831868131868" calcext:value-type="float">
            <text:p>1,2883186813</text:p>
          </table:table-cell>
          <table:table-cell table:formula="of:=STDEV(['PY37-128MB'.$B$14:.$B$104])" office:value-type="float" office:value="0.177721810024098" calcext:value-type="float">
            <text:p>0,17772181</text:p>
          </table:table-cell>
          <table:table-cell table:formula="of:=MIN(['PY37-128MB'.$B$14:.$B$104])" office:value-type="float" office:value="1.048" calcext:value-type="float">
            <text:p>1,048</text:p>
          </table:table-cell>
          <table:table-cell table:formula="of:=MAX(['PY37-128MB'.$B$14:.$B$104])" office:value-type="float" office:value="1.884" calcext:value-type="float">
            <text:p>1,884</text:p>
          </table:table-cell>
        </table:table-row>
        <table:table-row table:style-name="ro1">
          <table:table-cell office:value-type="float" office:value="56.176" calcext:value-type="float">
            <text:p>56,176</text:p>
          </table:table-cell>
          <table:table-cell office:value-type="float" office:value="11.085" calcext:value-type="float">
            <text:p>11,085</text:p>
          </table:table-cell>
          <table:table-cell/>
          <table:table-cell office:value-type="float" office:value="2126.717" calcext:value-type="float">
            <text:p>2126,717</text:p>
          </table:table-cell>
          <table:table-cell office:value-type="float" office:value="2055.707" calcext:value-type="float">
            <text:p>2055,707</text:p>
          </table:table-cell>
          <table:table-cell/>
          <table:table-cell office:value-type="float" office:value="224892.236" calcext:value-type="float">
            <text:p>224892,236</text:p>
          </table:table-cell>
          <table:table-cell office:value-type="float" office:value="224500.644" calcext:value-type="float">
            <text:p>224500,64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128MB'.$E$17:.$E$104])" office:value-type="float" office:value="1707.64521590909" calcext:value-type="float">
            <text:p>1707,6452159091</text:p>
          </table:table-cell>
          <table:table-cell table:formula="of:=STDEV(['PY37-128MB'.$E$17:.$E$104])" office:value-type="float" office:value="79.4014101042233" calcext:value-type="float">
            <text:p>79,4014101042</text:p>
          </table:table-cell>
          <table:table-cell table:formula="of:=MIN(['PY37-128MB'.$E$17:.$E$104])" office:value-type="float" office:value="1500.391" calcext:value-type="float">
            <text:p>1500,391</text:p>
          </table:table-cell>
          <table:table-cell table:formula="of:=MAX(['PY37-128MB'.$E$17:.$E$104])" office:value-type="float" office:value="1886.093" calcext:value-type="float">
            <text:p>1886,093</text:p>
          </table:table-cell>
        </table:table-row>
        <table:table-row table:style-name="ro1">
          <table:table-cell office:value-type="float" office:value="55.578" calcext:value-type="float">
            <text:p>55,578</text:p>
          </table:table-cell>
          <table:table-cell office:value-type="float" office:value="8.262" calcext:value-type="float">
            <text:p>8,262</text:p>
          </table:table-cell>
          <table:table-cell/>
          <table:table-cell office:value-type="float" office:value="2147.05" calcext:value-type="float">
            <text:p>2147,05</text:p>
          </table:table-cell>
          <table:table-cell office:value-type="float" office:value="2012.491" calcext:value-type="float">
            <text:p>2012,491</text:p>
          </table:table-cell>
          <table:table-cell/>
          <table:table-cell office:value-type="float" office:value="221257.101" calcext:value-type="float">
            <text:p>221257,101</text:p>
          </table:table-cell>
          <table:table-cell office:value-type="float" office:value="219996.652" calcext:value-type="float">
            <text:p>219996,65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128MB'.$H$5:.$H$8])" office:value-type="float" office:value="229400.45575" calcext:value-type="float">
            <text:p>229400,45575</text:p>
          </table:table-cell>
          <table:table-cell table:formula="of:=STDEV(['PY37-128MB'.$H$5:.$H$8])" office:value-type="float" office:value="4894.08199400033" calcext:value-type="float">
            <text:p>4894,0819940003</text:p>
          </table:table-cell>
          <table:table-cell table:formula="of:=MIN(['PY37-128MB'.$H$5:.$H$8])" office:value-type="float" office:value="224500.644" calcext:value-type="float">
            <text:p>224500,644</text:p>
          </table:table-cell>
          <table:table-cell table:formula="of:=MAX(['PY37-128MB'.$H$5:.$H$8])" office:value-type="float" office:value="235301.257" calcext:value-type="float">
            <text:p>235301,257</text:p>
          </table:table-cell>
        </table:table-row>
        <table:table-row table:style-name="ro1">
          <table:table-cell office:value-type="float" office:value="52.278" calcext:value-type="float">
            <text:p>52,278</text:p>
          </table:table-cell>
          <table:table-cell office:value-type="float" office:value="7.584" calcext:value-type="float">
            <text:p>7,584</text:p>
          </table:table-cell>
          <table:table-cell/>
          <table:table-cell office:value-type="float" office:value="1989.36" calcext:value-type="float">
            <text:p>1989,36</text:p>
          </table:table-cell>
          <table:table-cell office:value-type="float" office:value="1944.659" calcext:value-type="float">
            <text:p>1944,659</text:p>
          </table:table-cell>
          <table:table-cell/>
          <table:table-cell office:value-type="float" office:value="19801.84" calcext:value-type="float">
            <text:p>19801,84</text:p>
          </table:table-cell>
          <table:table-cell office:value-type="float" office:value="17437.27" calcext:value-type="float">
            <text:p>17437,27</text:p>
          </table:table-cell>
          <table:table-cell table:number-columns-repeated="7"/>
        </table:table-row>
        <table:table-row table:style-name="ro1">
          <table:table-cell office:value-type="float" office:value="46.923" calcext:value-type="float">
            <text:p>46,923</text:p>
          </table:table-cell>
          <table:table-cell office:value-type="float" office:value="3.82" calcext:value-type="float">
            <text:p>3,82</text:p>
          </table:table-cell>
          <table:table-cell/>
          <table:table-cell office:value-type="float" office:value="1984.288" calcext:value-type="float">
            <text:p>1984,288</text:p>
          </table:table-cell>
          <table:table-cell office:value-type="float" office:value="1933.488" calcext:value-type="float">
            <text:p>1933,488</text:p>
          </table:table-cell>
          <table:table-cell table:number-columns-repeated="8"/>
          <table:table-cell table:formula="of:=[.L8]-[.N8]" office:value-type="float" office:value="207.254215909091" calcext:value-type="float">
            <text:p>207,2542159091</text:p>
          </table:table-cell>
          <table:table-cell table:formula="of:=[.L8]-[.O8]" office:value-type="float" office:value="-178.447784090909" calcext:value-type="float">
            <text:p>-178,4477840909</text:p>
          </table:table-cell>
        </table:table-row>
        <table:table-row table:style-name="ro1">
          <table:table-cell office:value-type="float" office:value="47.402" calcext:value-type="float">
            <text:p>47,402</text:p>
          </table:table-cell>
          <table:table-cell office:value-type="float" office:value="3.375" calcext:value-type="float">
            <text:p>3,375</text:p>
          </table:table-cell>
          <table:table-cell/>
          <table:table-cell office:value-type="float" office:value="2006.179" calcext:value-type="float">
            <text:p>2006,179</text:p>
          </table:table-cell>
          <table:table-cell office:value-type="float" office:value="1929.444" calcext:value-type="float">
            <text:p>1929,444</text:p>
          </table:table-cell>
          <table:table-cell table:number-columns-repeated="10"/>
        </table:table-row>
        <table:table-row table:style-name="ro1">
          <table:table-cell office:value-type="float" office:value="47.123" calcext:value-type="float">
            <text:p>47,123</text:p>
          </table:table-cell>
          <table:table-cell office:value-type="float" office:value="2.556" calcext:value-type="float">
            <text:p>2,556</text:p>
          </table:table-cell>
          <table:table-cell/>
          <table:table-cell office:value-type="float" office:value="2410.145" calcext:value-type="float">
            <text:p>2410,145</text:p>
          </table:table-cell>
          <table:table-cell office:value-type="float" office:value="1907.184" calcext:value-type="float">
            <text:p>1907,184</text:p>
          </table:table-cell>
          <table:table-cell table:number-columns-repeated="10"/>
        </table:table-row>
        <table:table-row table:style-name="ro1">
          <table:table-cell office:value-type="float" office:value="53.196" calcext:value-type="float">
            <text:p>53,196</text:p>
          </table:table-cell>
          <table:table-cell office:value-type="float" office:value="1.884" calcext:value-type="float">
            <text:p>1,884</text:p>
          </table:table-cell>
          <table:table-cell office:value-type="string" calcext:value-type="string">
            <text:p>←</text:p>
          </table:table-cell>
          <table:table-cell office:value-type="float" office:value="2037.769" calcext:value-type="float">
            <text:p>2037,769</text:p>
          </table:table-cell>
          <table:table-cell office:value-type="float" office:value="1901.611" calcext:value-type="float">
            <text:p>1901,611</text:p>
          </table:table-cell>
          <table:table-cell table:number-columns-repeated="10"/>
        </table:table-row>
        <table:table-row table:style-name="ro1">
          <table:table-cell office:value-type="float" office:value="96.995" calcext:value-type="float">
            <text:p>96,995</text:p>
          </table:table-cell>
          <table:table-cell office:value-type="float" office:value="1.839" calcext:value-type="float">
            <text:p>1,839</text:p>
          </table:table-cell>
          <table:table-cell/>
          <table:table-cell office:value-type="float" office:value="1997.628" calcext:value-type="float">
            <text:p>1997,628</text:p>
          </table:table-cell>
          <table:table-cell office:value-type="float" office:value="1901.388" calcext:value-type="float">
            <text:p>1901,388</text:p>
          </table:table-cell>
          <table:table-cell table:number-columns-repeated="10"/>
        </table:table-row>
        <table:table-row table:style-name="ro1">
          <table:table-cell office:value-type="float" office:value="49.109" calcext:value-type="float">
            <text:p>49,109</text:p>
          </table:table-cell>
          <table:table-cell office:value-type="float" office:value="1.829" calcext:value-type="float">
            <text:p>1,829</text:p>
          </table:table-cell>
          <table:table-cell/>
          <table:table-cell office:value-type="float" office:value="2007.77" calcext:value-type="float">
            <text:p>2007,77</text:p>
          </table:table-cell>
          <table:table-cell office:value-type="float" office:value="1892.716" calcext:value-type="float">
            <text:p>1892,716</text:p>
          </table:table-cell>
          <table:table-cell table:number-columns-repeated="10"/>
        </table:table-row>
        <table:table-row table:style-name="ro1">
          <table:table-cell office:value-type="float" office:value="45.813" calcext:value-type="float">
            <text:p>45,813</text:p>
          </table:table-cell>
          <table:table-cell office:value-type="float" office:value="1.761" calcext:value-type="float">
            <text:p>1,761</text:p>
          </table:table-cell>
          <table:table-cell/>
          <table:table-cell office:value-type="float" office:value="2275.277" calcext:value-type="float">
            <text:p>2275,277</text:p>
          </table:table-cell>
          <table:table-cell office:value-type="float" office:value="1886.093" calcext:value-type="float">
            <text:p>1886,093</text:p>
          </table:table-cell>
          <table:table-cell office:value-type="string" calcext:value-type="string">
            <text:p>←</text:p>
          </table:table-cell>
          <table:table-cell table:number-columns-repeated="9"/>
        </table:table-row>
        <table:table-row table:style-name="ro1">
          <table:table-cell office:value-type="float" office:value="95.069" calcext:value-type="float">
            <text:p>95,069</text:p>
          </table:table-cell>
          <table:table-cell office:value-type="float" office:value="1.66" calcext:value-type="float">
            <text:p>1,66</text:p>
          </table:table-cell>
          <table:table-cell/>
          <table:table-cell office:value-type="float" office:value="2006.868" calcext:value-type="float">
            <text:p>2006,868</text:p>
          </table:table-cell>
          <table:table-cell office:value-type="float" office:value="1880.699" calcext:value-type="float">
            <text:p>1880,699</text:p>
          </table:table-cell>
          <table:table-cell table:number-columns-repeated="10"/>
        </table:table-row>
        <table:table-row table:style-name="ro1">
          <table:table-cell office:value-type="float" office:value="46.297" calcext:value-type="float">
            <text:p>46,297</text:p>
          </table:table-cell>
          <table:table-cell office:value-type="float" office:value="1.643" calcext:value-type="float">
            <text:p>1,643</text:p>
          </table:table-cell>
          <table:table-cell/>
          <table:table-cell office:value-type="float" office:value="2008.945" calcext:value-type="float">
            <text:p>2008,945</text:p>
          </table:table-cell>
          <table:table-cell office:value-type="float" office:value="1856.948" calcext:value-type="float">
            <text:p>1856,948</text:p>
          </table:table-cell>
          <table:table-cell table:number-columns-repeated="10"/>
        </table:table-row>
        <table:table-row table:style-name="ro1">
          <table:table-cell office:value-type="float" office:value="46.158" calcext:value-type="float">
            <text:p>46,158</text:p>
          </table:table-cell>
          <table:table-cell office:value-type="float" office:value="1.616" calcext:value-type="float">
            <text:p>1,616</text:p>
          </table:table-cell>
          <table:table-cell/>
          <table:table-cell office:value-type="float" office:value="1905.004" calcext:value-type="float">
            <text:p>1905,004</text:p>
          </table:table-cell>
          <table:table-cell office:value-type="float" office:value="1853.566" calcext:value-type="float">
            <text:p>1853,566</text:p>
          </table:table-cell>
          <table:table-cell table:number-columns-repeated="10"/>
        </table:table-row>
        <table:table-row table:style-name="ro1">
          <table:table-cell office:value-type="float" office:value="45.42" calcext:value-type="float">
            <text:p>45,42</text:p>
          </table:table-cell>
          <table:table-cell office:value-type="float" office:value="1.596" calcext:value-type="float">
            <text:p>1,596</text:p>
          </table:table-cell>
          <table:table-cell/>
          <table:table-cell office:value-type="float" office:value="1907.116" calcext:value-type="float">
            <text:p>1907,116</text:p>
          </table:table-cell>
          <table:table-cell office:value-type="float" office:value="1843.767" calcext:value-type="float">
            <text:p>1843,767</text:p>
          </table:table-cell>
          <table:table-cell table:number-columns-repeated="10"/>
        </table:table-row>
        <table:table-row table:style-name="ro1">
          <table:table-cell office:value-type="float" office:value="62.341" calcext:value-type="float">
            <text:p>62,341</text:p>
          </table:table-cell>
          <table:table-cell office:value-type="float" office:value="1.513" calcext:value-type="float">
            <text:p>1,513</text:p>
          </table:table-cell>
          <table:table-cell/>
          <table:table-cell office:value-type="float" office:value="1993.696" calcext:value-type="float">
            <text:p>1993,696</text:p>
          </table:table-cell>
          <table:table-cell office:value-type="float" office:value="1826.606" calcext:value-type="float">
            <text:p>1826,606</text:p>
          </table:table-cell>
          <table:table-cell table:number-columns-repeated="10"/>
        </table:table-row>
        <table:table-row table:style-name="ro1">
          <table:table-cell office:value-type="float" office:value="45.627" calcext:value-type="float">
            <text:p>45,627</text:p>
          </table:table-cell>
          <table:table-cell office:value-type="float" office:value="1.497" calcext:value-type="float">
            <text:p>1,497</text:p>
          </table:table-cell>
          <table:table-cell/>
          <table:table-cell office:value-type="float" office:value="1894.372" calcext:value-type="float">
            <text:p>1894,372</text:p>
          </table:table-cell>
          <table:table-cell office:value-type="float" office:value="1812.47" calcext:value-type="float">
            <text:p>1812,47</text:p>
          </table:table-cell>
          <table:table-cell table:number-columns-repeated="10"/>
        </table:table-row>
        <table:table-row table:style-name="ro1">
          <table:table-cell office:value-type="float" office:value="53.098" calcext:value-type="float">
            <text:p>53,098</text:p>
          </table:table-cell>
          <table:table-cell office:value-type="float" office:value="1.492" calcext:value-type="float">
            <text:p>1,492</text:p>
          </table:table-cell>
          <table:table-cell/>
          <table:table-cell office:value-type="float" office:value="2179.661" calcext:value-type="float">
            <text:p>2179,661</text:p>
          </table:table-cell>
          <table:table-cell office:value-type="float" office:value="1809.294" calcext:value-type="float">
            <text:p>1809,294</text:p>
          </table:table-cell>
          <table:table-cell table:number-columns-repeated="10"/>
        </table:table-row>
        <table:table-row table:style-name="ro1">
          <table:table-cell office:value-type="float" office:value="49.913" calcext:value-type="float">
            <text:p>49,913</text:p>
          </table:table-cell>
          <table:table-cell office:value-type="float" office:value="1.483" calcext:value-type="float">
            <text:p>1,483</text:p>
          </table:table-cell>
          <table:table-cell/>
          <table:table-cell office:value-type="float" office:value="1897.544" calcext:value-type="float">
            <text:p>1897,544</text:p>
          </table:table-cell>
          <table:table-cell office:value-type="float" office:value="1805.771" calcext:value-type="float">
            <text:p>1805,771</text:p>
          </table:table-cell>
          <table:table-cell table:number-columns-repeated="10"/>
        </table:table-row>
        <table:table-row table:style-name="ro1">
          <table:table-cell office:value-type="float" office:value="47.146" calcext:value-type="float">
            <text:p>47,146</text:p>
          </table:table-cell>
          <table:table-cell office:value-type="float" office:value="1.477" calcext:value-type="float">
            <text:p>1,477</text:p>
          </table:table-cell>
          <table:table-cell/>
          <table:table-cell office:value-type="float" office:value="1993.006" calcext:value-type="float">
            <text:p>1993,006</text:p>
          </table:table-cell>
          <table:table-cell office:value-type="float" office:value="1804.158" calcext:value-type="float">
            <text:p>1804,158</text:p>
          </table:table-cell>
          <table:table-cell table:number-columns-repeated="10"/>
        </table:table-row>
        <table:table-row table:style-name="ro1">
          <table:table-cell office:value-type="float" office:value="53.525" calcext:value-type="float">
            <text:p>53,525</text:p>
          </table:table-cell>
          <table:table-cell office:value-type="float" office:value="1.451" calcext:value-type="float">
            <text:p>1,451</text:p>
          </table:table-cell>
          <table:table-cell/>
          <table:table-cell office:value-type="float" office:value="2104.094" calcext:value-type="float">
            <text:p>2104,094</text:p>
          </table:table-cell>
          <table:table-cell office:value-type="float" office:value="1801.026" calcext:value-type="float">
            <text:p>1801,026</text:p>
          </table:table-cell>
          <table:table-cell table:number-columns-repeated="10"/>
        </table:table-row>
        <table:table-row table:style-name="ro1">
          <table:table-cell office:value-type="float" office:value="55.347" calcext:value-type="float">
            <text:p>55,347</text:p>
          </table:table-cell>
          <table:table-cell office:value-type="float" office:value="1.426" calcext:value-type="float">
            <text:p>1,426</text:p>
          </table:table-cell>
          <table:table-cell/>
          <table:table-cell office:value-type="float" office:value="2006.855" calcext:value-type="float">
            <text:p>2006,855</text:p>
          </table:table-cell>
          <table:table-cell office:value-type="float" office:value="1801.018" calcext:value-type="float">
            <text:p>1801,018</text:p>
          </table:table-cell>
          <table:table-cell table:number-columns-repeated="10"/>
        </table:table-row>
        <table:table-row table:style-name="ro1">
          <table:table-cell office:value-type="float" office:value="58.416" calcext:value-type="float">
            <text:p>58,416</text:p>
          </table:table-cell>
          <table:table-cell office:value-type="float" office:value="1.408" calcext:value-type="float">
            <text:p>1,408</text:p>
          </table:table-cell>
          <table:table-cell/>
          <table:table-cell office:value-type="float" office:value="2373.833" calcext:value-type="float">
            <text:p>2373,833</text:p>
          </table:table-cell>
          <table:table-cell office:value-type="float" office:value="1800.561" calcext:value-type="float">
            <text:p>1800,561</text:p>
          </table:table-cell>
          <table:table-cell table:number-columns-repeated="10"/>
        </table:table-row>
        <table:table-row table:style-name="ro1">
          <table:table-cell office:value-type="float" office:value="44.086" calcext:value-type="float">
            <text:p>44,086</text:p>
          </table:table-cell>
          <table:table-cell office:value-type="float" office:value="1.392" calcext:value-type="float">
            <text:p>1,392</text:p>
          </table:table-cell>
          <table:table-cell/>
          <table:table-cell office:value-type="float" office:value="1896.644" calcext:value-type="float">
            <text:p>1896,644</text:p>
          </table:table-cell>
          <table:table-cell office:value-type="float" office:value="1796.687" calcext:value-type="float">
            <text:p>1796,687</text:p>
          </table:table-cell>
          <table:table-cell table:number-columns-repeated="10"/>
        </table:table-row>
        <table:table-row table:style-name="ro1">
          <table:table-cell office:value-type="float" office:value="48.757" calcext:value-type="float">
            <text:p>48,757</text:p>
          </table:table-cell>
          <table:table-cell office:value-type="float" office:value="1.387" calcext:value-type="float">
            <text:p>1,387</text:p>
          </table:table-cell>
          <table:table-cell/>
          <table:table-cell office:value-type="float" office:value="2012.09" calcext:value-type="float">
            <text:p>2012,09</text:p>
          </table:table-cell>
          <table:table-cell office:value-type="float" office:value="1796.001" calcext:value-type="float">
            <text:p>1796,001</text:p>
          </table:table-cell>
          <table:table-cell table:number-columns-repeated="10"/>
        </table:table-row>
        <table:table-row table:style-name="ro1">
          <table:table-cell office:value-type="float" office:value="46.893" calcext:value-type="float">
            <text:p>46,893</text:p>
          </table:table-cell>
          <table:table-cell office:value-type="float" office:value="1.377" calcext:value-type="float">
            <text:p>1,377</text:p>
          </table:table-cell>
          <table:table-cell/>
          <table:table-cell office:value-type="float" office:value="2012.14" calcext:value-type="float">
            <text:p>2012,14</text:p>
          </table:table-cell>
          <table:table-cell office:value-type="float" office:value="1795.641" calcext:value-type="float">
            <text:p>1795,641</text:p>
          </table:table-cell>
          <table:table-cell table:number-columns-repeated="10"/>
        </table:table-row>
        <table:table-row table:style-name="ro1">
          <table:table-cell office:value-type="float" office:value="45.867" calcext:value-type="float">
            <text:p>45,867</text:p>
          </table:table-cell>
          <table:table-cell office:value-type="float" office:value="1.363" calcext:value-type="float">
            <text:p>1,363</text:p>
          </table:table-cell>
          <table:table-cell/>
          <table:table-cell office:value-type="float" office:value="2008.451" calcext:value-type="float">
            <text:p>2008,451</text:p>
          </table:table-cell>
          <table:table-cell office:value-type="float" office:value="1781.578" calcext:value-type="float">
            <text:p>1781,578</text:p>
          </table:table-cell>
          <table:table-cell table:number-columns-repeated="10"/>
        </table:table-row>
        <table:table-row table:style-name="ro1">
          <table:table-cell office:value-type="float" office:value="45.725" calcext:value-type="float">
            <text:p>45,725</text:p>
          </table:table-cell>
          <table:table-cell office:value-type="float" office:value="1.359" calcext:value-type="float">
            <text:p>1,359</text:p>
          </table:table-cell>
          <table:table-cell/>
          <table:table-cell office:value-type="float" office:value="2005.776" calcext:value-type="float">
            <text:p>2005,776</text:p>
          </table:table-cell>
          <table:table-cell office:value-type="float" office:value="1768.46" calcext:value-type="float">
            <text:p>1768,46</text:p>
          </table:table-cell>
          <table:table-cell table:number-columns-repeated="10"/>
        </table:table-row>
        <table:table-row table:style-name="ro1">
          <table:table-cell office:value-type="float" office:value="46.141" calcext:value-type="float">
            <text:p>46,141</text:p>
          </table:table-cell>
          <table:table-cell office:value-type="float" office:value="1.357" calcext:value-type="float">
            <text:p>1,357</text:p>
          </table:table-cell>
          <table:table-cell/>
          <table:table-cell office:value-type="float" office:value="1898.794" calcext:value-type="float">
            <text:p>1898,794</text:p>
          </table:table-cell>
          <table:table-cell office:value-type="float" office:value="1762.556" calcext:value-type="float">
            <text:p>1762,556</text:p>
          </table:table-cell>
          <table:table-cell table:number-columns-repeated="10"/>
        </table:table-row>
        <table:table-row table:style-name="ro1">
          <table:table-cell office:value-type="float" office:value="52.643" calcext:value-type="float">
            <text:p>52,643</text:p>
          </table:table-cell>
          <table:table-cell office:value-type="float" office:value="1.355" calcext:value-type="float">
            <text:p>1,355</text:p>
          </table:table-cell>
          <table:table-cell/>
          <table:table-cell office:value-type="float" office:value="2014.546" calcext:value-type="float">
            <text:p>2014,546</text:p>
          </table:table-cell>
          <table:table-cell office:value-type="float" office:value="1762.107" calcext:value-type="float">
            <text:p>1762,107</text:p>
          </table:table-cell>
          <table:table-cell table:number-columns-repeated="10"/>
        </table:table-row>
        <table:table-row table:style-name="ro1">
          <table:table-cell office:value-type="float" office:value="47.103" calcext:value-type="float">
            <text:p>47,103</text:p>
          </table:table-cell>
          <table:table-cell office:value-type="float" office:value="1.352" calcext:value-type="float">
            <text:p>1,352</text:p>
          </table:table-cell>
          <table:table-cell/>
          <table:table-cell office:value-type="float" office:value="1808.463" calcext:value-type="float">
            <text:p>1808,463</text:p>
          </table:table-cell>
          <table:table-cell office:value-type="float" office:value="1760.288" calcext:value-type="float">
            <text:p>1760,288</text:p>
          </table:table-cell>
          <table:table-cell table:number-columns-repeated="10"/>
        </table:table-row>
        <table:table-row table:style-name="ro1">
          <table:table-cell office:value-type="float" office:value="47.292" calcext:value-type="float">
            <text:p>47,292</text:p>
          </table:table-cell>
          <table:table-cell office:value-type="float" office:value="1.342" calcext:value-type="float">
            <text:p>1,342</text:p>
          </table:table-cell>
          <table:table-cell/>
          <table:table-cell office:value-type="float" office:value="1902.079" calcext:value-type="float">
            <text:p>1902,079</text:p>
          </table:table-cell>
          <table:table-cell office:value-type="float" office:value="1758.638" calcext:value-type="float">
            <text:p>1758,638</text:p>
          </table:table-cell>
          <table:table-cell table:number-columns-repeated="10"/>
        </table:table-row>
        <table:table-row table:style-name="ro1">
          <table:table-cell office:value-type="float" office:value="46.078" calcext:value-type="float">
            <text:p>46,078</text:p>
          </table:table-cell>
          <table:table-cell office:value-type="float" office:value="1.333" calcext:value-type="float">
            <text:p>1,333</text:p>
          </table:table-cell>
          <table:table-cell/>
          <table:table-cell office:value-type="float" office:value="1825.684" calcext:value-type="float">
            <text:p>1825,684</text:p>
          </table:table-cell>
          <table:table-cell office:value-type="float" office:value="1757.387" calcext:value-type="float">
            <text:p>1757,387</text:p>
          </table:table-cell>
          <table:table-cell table:number-columns-repeated="10"/>
        </table:table-row>
        <table:table-row table:style-name="ro1">
          <table:table-cell office:value-type="float" office:value="44.849" calcext:value-type="float">
            <text:p>44,849</text:p>
          </table:table-cell>
          <table:table-cell office:value-type="float" office:value="1.331" calcext:value-type="float">
            <text:p>1,331</text:p>
          </table:table-cell>
          <table:table-cell/>
          <table:table-cell office:value-type="float" office:value="1803.473" calcext:value-type="float">
            <text:p>1803,473</text:p>
          </table:table-cell>
          <table:table-cell office:value-type="float" office:value="1756.559" calcext:value-type="float">
            <text:p>1756,559</text:p>
          </table:table-cell>
          <table:table-cell table:number-columns-repeated="10"/>
        </table:table-row>
        <table:table-row table:style-name="ro1">
          <table:table-cell office:value-type="float" office:value="45.49" calcext:value-type="float">
            <text:p>45,49</text:p>
          </table:table-cell>
          <table:table-cell office:value-type="float" office:value="1.329" calcext:value-type="float">
            <text:p>1,329</text:p>
          </table:table-cell>
          <table:table-cell/>
          <table:table-cell office:value-type="float" office:value="1801.936" calcext:value-type="float">
            <text:p>1801,936</text:p>
          </table:table-cell>
          <table:table-cell office:value-type="float" office:value="1755.443" calcext:value-type="float">
            <text:p>1755,443</text:p>
          </table:table-cell>
          <table:table-cell table:number-columns-repeated="10"/>
        </table:table-row>
        <table:table-row table:style-name="ro1">
          <table:table-cell office:value-type="float" office:value="45.727" calcext:value-type="float">
            <text:p>45,727</text:p>
          </table:table-cell>
          <table:table-cell office:value-type="float" office:value="1.324" calcext:value-type="float">
            <text:p>1,324</text:p>
          </table:table-cell>
          <table:table-cell/>
          <table:table-cell office:value-type="float" office:value="1800.383" calcext:value-type="float">
            <text:p>1800,383</text:p>
          </table:table-cell>
          <table:table-cell office:value-type="float" office:value="1754.835" calcext:value-type="float">
            <text:p>1754,835</text:p>
          </table:table-cell>
          <table:table-cell table:number-columns-repeated="10"/>
        </table:table-row>
        <table:table-row table:style-name="ro1">
          <table:table-cell office:value-type="float" office:value="50.137" calcext:value-type="float">
            <text:p>50,137</text:p>
          </table:table-cell>
          <table:table-cell office:value-type="float" office:value="1.322" calcext:value-type="float">
            <text:p>1,322</text:p>
          </table:table-cell>
          <table:table-cell/>
          <table:table-cell office:value-type="float" office:value="1802.227" calcext:value-type="float">
            <text:p>1802,227</text:p>
          </table:table-cell>
          <table:table-cell office:value-type="float" office:value="1754.005" calcext:value-type="float">
            <text:p>1754,005</text:p>
          </table:table-cell>
          <table:table-cell table:number-columns-repeated="10"/>
        </table:table-row>
        <table:table-row table:style-name="ro1">
          <table:table-cell office:value-type="float" office:value="46.072" calcext:value-type="float">
            <text:p>46,072</text:p>
          </table:table-cell>
          <table:table-cell office:value-type="float" office:value="1.319" calcext:value-type="float">
            <text:p>1,319</text:p>
          </table:table-cell>
          <table:table-cell/>
          <table:table-cell office:value-type="float" office:value="1797.755" calcext:value-type="float">
            <text:p>1797,755</text:p>
          </table:table-cell>
          <table:table-cell office:value-type="float" office:value="1753.525" calcext:value-type="float">
            <text:p>1753,525</text:p>
          </table:table-cell>
          <table:table-cell table:number-columns-repeated="10"/>
        </table:table-row>
        <table:table-row table:style-name="ro1">
          <table:table-cell office:value-type="float" office:value="45.128" calcext:value-type="float">
            <text:p>45,128</text:p>
          </table:table-cell>
          <table:table-cell office:value-type="float" office:value="1.317" calcext:value-type="float">
            <text:p>1,317</text:p>
          </table:table-cell>
          <table:table-cell/>
          <table:table-cell office:value-type="float" office:value="1798.702" calcext:value-type="float">
            <text:p>1798,702</text:p>
          </table:table-cell>
          <table:table-cell office:value-type="float" office:value="1752.739" calcext:value-type="float">
            <text:p>1752,739</text:p>
          </table:table-cell>
          <table:table-cell table:number-columns-repeated="10"/>
        </table:table-row>
        <table:table-row table:style-name="ro1">
          <table:table-cell office:value-type="float" office:value="48.411" calcext:value-type="float">
            <text:p>48,411</text:p>
          </table:table-cell>
          <table:table-cell office:value-type="float" office:value="1.316" calcext:value-type="float">
            <text:p>1,316</text:p>
          </table:table-cell>
          <table:table-cell/>
          <table:table-cell office:value-type="float" office:value="1799.175" calcext:value-type="float">
            <text:p>1799,175</text:p>
          </table:table-cell>
          <table:table-cell office:value-type="float" office:value="1748.972" calcext:value-type="float">
            <text:p>1748,972</text:p>
          </table:table-cell>
          <table:table-cell table:number-columns-repeated="10"/>
        </table:table-row>
        <table:table-row table:style-name="ro1">
          <table:table-cell office:value-type="float" office:value="46.847" calcext:value-type="float">
            <text:p>46,847</text:p>
          </table:table-cell>
          <table:table-cell office:value-type="float" office:value="1.315" calcext:value-type="float">
            <text:p>1,315</text:p>
          </table:table-cell>
          <table:table-cell/>
          <table:table-cell office:value-type="float" office:value="1893.706" calcext:value-type="float">
            <text:p>1893,706</text:p>
          </table:table-cell>
          <table:table-cell office:value-type="float" office:value="1747.386" calcext:value-type="float">
            <text:p>1747,386</text:p>
          </table:table-cell>
          <table:table-cell table:number-columns-repeated="10"/>
        </table:table-row>
        <table:table-row table:style-name="ro1">
          <table:table-cell office:value-type="float" office:value="44.893" calcext:value-type="float">
            <text:p>44,893</text:p>
          </table:table-cell>
          <table:table-cell office:value-type="float" office:value="1.31" calcext:value-type="float">
            <text:p>1,31</text:p>
          </table:table-cell>
          <table:table-cell/>
          <table:table-cell office:value-type="float" office:value="1794.391" calcext:value-type="float">
            <text:p>1794,391</text:p>
          </table:table-cell>
          <table:table-cell office:value-type="float" office:value="1744.996" calcext:value-type="float">
            <text:p>1744,996</text:p>
          </table:table-cell>
          <table:table-cell table:number-columns-repeated="10"/>
        </table:table-row>
        <table:table-row table:style-name="ro1">
          <table:table-cell office:value-type="float" office:value="45.671" calcext:value-type="float">
            <text:p>45,671</text:p>
          </table:table-cell>
          <table:table-cell office:value-type="float" office:value="1.305" calcext:value-type="float">
            <text:p>1,305</text:p>
          </table:table-cell>
          <table:table-cell/>
          <table:table-cell office:value-type="float" office:value="1790.205" calcext:value-type="float">
            <text:p>1790,205</text:p>
          </table:table-cell>
          <table:table-cell office:value-type="float" office:value="1744.636" calcext:value-type="float">
            <text:p>1744,636</text:p>
          </table:table-cell>
          <table:table-cell table:number-columns-repeated="10"/>
        </table:table-row>
        <table:table-row table:style-name="ro1">
          <table:table-cell office:value-type="float" office:value="53.537" calcext:value-type="float">
            <text:p>53,537</text:p>
          </table:table-cell>
          <table:table-cell office:value-type="float" office:value="1.305" calcext:value-type="float">
            <text:p>1,305</text:p>
          </table:table-cell>
          <table:table-cell/>
          <table:table-cell office:value-type="float" office:value="1847.609" calcext:value-type="float">
            <text:p>1847,609</text:p>
          </table:table-cell>
          <table:table-cell office:value-type="float" office:value="1735.351" calcext:value-type="float">
            <text:p>1735,351</text:p>
          </table:table-cell>
          <table:table-cell table:number-columns-repeated="10"/>
        </table:table-row>
        <table:table-row table:style-name="ro1">
          <table:table-cell office:value-type="float" office:value="47.804" calcext:value-type="float">
            <text:p>47,804</text:p>
          </table:table-cell>
          <table:table-cell office:value-type="float" office:value="1.295" calcext:value-type="float">
            <text:p>1,295</text:p>
          </table:table-cell>
          <table:table-cell/>
          <table:table-cell office:value-type="float" office:value="1978.627" calcext:value-type="float">
            <text:p>1978,627</text:p>
          </table:table-cell>
          <table:table-cell office:value-type="float" office:value="1732.873" calcext:value-type="float">
            <text:p>1732,873</text:p>
          </table:table-cell>
          <table:table-cell table:number-columns-repeated="10"/>
        </table:table-row>
        <table:table-row table:style-name="ro1">
          <table:table-cell office:value-type="float" office:value="45.388" calcext:value-type="float">
            <text:p>45,388</text:p>
          </table:table-cell>
          <table:table-cell office:value-type="float" office:value="1.295" calcext:value-type="float">
            <text:p>1,295</text:p>
          </table:table-cell>
          <table:table-cell/>
          <table:table-cell office:value-type="float" office:value="2003.186" calcext:value-type="float">
            <text:p>2003,186</text:p>
          </table:table-cell>
          <table:table-cell office:value-type="float" office:value="1729.113" calcext:value-type="float">
            <text:p>1729,113</text:p>
          </table:table-cell>
          <table:table-cell table:number-columns-repeated="10"/>
        </table:table-row>
        <table:table-row table:style-name="ro1">
          <table:table-cell office:value-type="float" office:value="57.389" calcext:value-type="float">
            <text:p>57,389</text:p>
          </table:table-cell>
          <table:table-cell office:value-type="float" office:value="1.277" calcext:value-type="float">
            <text:p>1,277</text:p>
          </table:table-cell>
          <table:table-cell/>
          <table:table-cell office:value-type="float" office:value="1873.248" calcext:value-type="float">
            <text:p>1873,248</text:p>
          </table:table-cell>
          <table:table-cell office:value-type="float" office:value="1712.844" calcext:value-type="float">
            <text:p>1712,844</text:p>
          </table:table-cell>
          <table:table-cell table:number-columns-repeated="10"/>
        </table:table-row>
        <table:table-row table:style-name="ro1">
          <table:table-cell office:value-type="float" office:value="45.426" calcext:value-type="float">
            <text:p>45,426</text:p>
          </table:table-cell>
          <table:table-cell office:value-type="float" office:value="1.275" calcext:value-type="float">
            <text:p>1,275</text:p>
          </table:table-cell>
          <table:table-cell/>
          <table:table-cell office:value-type="float" office:value="1763.097" calcext:value-type="float">
            <text:p>1763,097</text:p>
          </table:table-cell>
          <table:table-cell office:value-type="float" office:value="1708.413" calcext:value-type="float">
            <text:p>1708,413</text:p>
          </table:table-cell>
          <table:table-cell table:number-columns-repeated="10"/>
        </table:table-row>
        <table:table-row table:style-name="ro1">
          <table:table-cell office:value-type="float" office:value="46.895" calcext:value-type="float">
            <text:p>46,895</text:p>
          </table:table-cell>
          <table:table-cell office:value-type="float" office:value="1.273" calcext:value-type="float">
            <text:p>1,273</text:p>
          </table:table-cell>
          <table:table-cell/>
          <table:table-cell office:value-type="float" office:value="1890.65" calcext:value-type="float">
            <text:p>1890,65</text:p>
          </table:table-cell>
          <table:table-cell office:value-type="float" office:value="1708.396" calcext:value-type="float">
            <text:p>1708,396</text:p>
          </table:table-cell>
          <table:table-cell table:number-columns-repeated="10"/>
        </table:table-row>
        <table:table-row table:style-name="ro1">
          <table:table-cell office:value-type="float" office:value="51.647" calcext:value-type="float">
            <text:p>51,647</text:p>
          </table:table-cell>
          <table:table-cell office:value-type="float" office:value="1.263" calcext:value-type="float">
            <text:p>1,263</text:p>
          </table:table-cell>
          <table:table-cell/>
          <table:table-cell office:value-type="float" office:value="1793.148" calcext:value-type="float">
            <text:p>1793,148</text:p>
          </table:table-cell>
          <table:table-cell office:value-type="float" office:value="1705.8" calcext:value-type="float">
            <text:p>1705,8</text:p>
          </table:table-cell>
          <table:table-cell table:number-columns-repeated="10"/>
        </table:table-row>
        <table:table-row table:style-name="ro1">
          <table:table-cell office:value-type="float" office:value="570.178" calcext:value-type="float">
            <text:p>570,178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2008.189" calcext:value-type="float">
            <text:p>2008,189</text:p>
          </table:table-cell>
          <table:table-cell office:value-type="float" office:value="1705.561" calcext:value-type="float">
            <text:p>1705,561</text:p>
          </table:table-cell>
          <table:table-cell table:number-columns-repeated="10"/>
        </table:table-row>
        <table:table-row table:style-name="ro1">
          <table:table-cell office:value-type="float" office:value="47.98" calcext:value-type="float">
            <text:p>47,98</text:p>
          </table:table-cell>
          <table:table-cell office:value-type="float" office:value="1.244" calcext:value-type="float">
            <text:p>1,244</text:p>
          </table:table-cell>
          <table:table-cell/>
          <table:table-cell office:value-type="float" office:value="2007.132" calcext:value-type="float">
            <text:p>2007,132</text:p>
          </table:table-cell>
          <table:table-cell office:value-type="float" office:value="1705.416" calcext:value-type="float">
            <text:p>1705,416</text:p>
          </table:table-cell>
          <table:table-cell table:number-columns-repeated="10"/>
        </table:table-row>
        <table:table-row table:style-name="ro1">
          <table:table-cell office:value-type="float" office:value="45.863" calcext:value-type="float">
            <text:p>45,863</text:p>
          </table:table-cell>
          <table:table-cell office:value-type="float" office:value="1.234" calcext:value-type="float">
            <text:p>1,234</text:p>
          </table:table-cell>
          <table:table-cell/>
          <table:table-cell office:value-type="float" office:value="2004.983" calcext:value-type="float">
            <text:p>2004,983</text:p>
          </table:table-cell>
          <table:table-cell office:value-type="float" office:value="1704.206" calcext:value-type="float">
            <text:p>1704,206</text:p>
          </table:table-cell>
          <table:table-cell table:number-columns-repeated="10"/>
        </table:table-row>
        <table:table-row table:style-name="ro1">
          <table:table-cell office:value-type="float" office:value="49.658" calcext:value-type="float">
            <text:p>49,658</text:p>
          </table:table-cell>
          <table:table-cell office:value-type="float" office:value="1.23" calcext:value-type="float">
            <text:p>1,23</text:p>
          </table:table-cell>
          <table:table-cell/>
          <table:table-cell office:value-type="float" office:value="2007.682" calcext:value-type="float">
            <text:p>2007,682</text:p>
          </table:table-cell>
          <table:table-cell office:value-type="float" office:value="1703.579" calcext:value-type="float">
            <text:p>1703,579</text:p>
          </table:table-cell>
          <table:table-cell table:number-columns-repeated="10"/>
        </table:table-row>
        <table:table-row table:style-name="ro1">
          <table:table-cell office:value-type="float" office:value="45.875" calcext:value-type="float">
            <text:p>45,875</text:p>
          </table:table-cell>
          <table:table-cell office:value-type="float" office:value="1.23" calcext:value-type="float">
            <text:p>1,23</text:p>
          </table:table-cell>
          <table:table-cell/>
          <table:table-cell office:value-type="float" office:value="1986.277" calcext:value-type="float">
            <text:p>1986,277</text:p>
          </table:table-cell>
          <table:table-cell office:value-type="float" office:value="1703.559" calcext:value-type="float">
            <text:p>1703,559</text:p>
          </table:table-cell>
          <table:table-cell table:number-columns-repeated="10"/>
        </table:table-row>
        <table:table-row table:style-name="ro1">
          <table:table-cell office:value-type="float" office:value="51.771" calcext:value-type="float">
            <text:p>51,771</text:p>
          </table:table-cell>
          <table:table-cell office:value-type="float" office:value="1.225" calcext:value-type="float">
            <text:p>1,225</text:p>
          </table:table-cell>
          <table:table-cell/>
          <table:table-cell office:value-type="float" office:value="1800.359" calcext:value-type="float">
            <text:p>1800,359</text:p>
          </table:table-cell>
          <table:table-cell office:value-type="float" office:value="1703.482" calcext:value-type="float">
            <text:p>1703,482</text:p>
          </table:table-cell>
          <table:table-cell table:number-columns-repeated="10"/>
        </table:table-row>
        <table:table-row table:style-name="ro1">
          <table:table-cell office:value-type="float" office:value="44.595" calcext:value-type="float">
            <text:p>44,595</text:p>
          </table:table-cell>
          <table:table-cell office:value-type="float" office:value="1.224" calcext:value-type="float">
            <text:p>1,224</text:p>
          </table:table-cell>
          <table:table-cell/>
          <table:table-cell office:value-type="float" office:value="1797.565" calcext:value-type="float">
            <text:p>1797,565</text:p>
          </table:table-cell>
          <table:table-cell office:value-type="float" office:value="1703.021" calcext:value-type="float">
            <text:p>1703,021</text:p>
          </table:table-cell>
          <table:table-cell table:number-columns-repeated="10"/>
        </table:table-row>
        <table:table-row table:style-name="ro1">
          <table:table-cell office:value-type="float" office:value="90.621" calcext:value-type="float">
            <text:p>90,621</text:p>
          </table:table-cell>
          <table:table-cell office:value-type="float" office:value="1.223" calcext:value-type="float">
            <text:p>1,223</text:p>
          </table:table-cell>
          <table:table-cell/>
          <table:table-cell office:value-type="float" office:value="2033.228" calcext:value-type="float">
            <text:p>2033,228</text:p>
          </table:table-cell>
          <table:table-cell office:value-type="float" office:value="1702.766" calcext:value-type="float">
            <text:p>1702,766</text:p>
          </table:table-cell>
          <table:table-cell table:number-columns-repeated="10"/>
        </table:table-row>
        <table:table-row table:style-name="ro1">
          <table:table-cell office:value-type="float" office:value="94.099" calcext:value-type="float">
            <text:p>94,099</text:p>
          </table:table-cell>
          <table:table-cell office:value-type="float" office:value="1.22" calcext:value-type="float">
            <text:p>1,22</text:p>
          </table:table-cell>
          <table:table-cell/>
          <table:table-cell office:value-type="float" office:value="2008.069" calcext:value-type="float">
            <text:p>2008,069</text:p>
          </table:table-cell>
          <table:table-cell office:value-type="float" office:value="1701.908" calcext:value-type="float">
            <text:p>1701,908</text:p>
          </table:table-cell>
          <table:table-cell table:number-columns-repeated="10"/>
        </table:table-row>
        <table:table-row table:style-name="ro1">
          <table:table-cell office:value-type="float" office:value="45.448" calcext:value-type="float">
            <text:p>45,448</text:p>
          </table:table-cell>
          <table:table-cell office:value-type="float" office:value="1.213" calcext:value-type="float">
            <text:p>1,213</text:p>
          </table:table-cell>
          <table:table-cell/>
          <table:table-cell office:value-type="float" office:value="1799.207" calcext:value-type="float">
            <text:p>1799,207</text:p>
          </table:table-cell>
          <table:table-cell office:value-type="float" office:value="1701.772" calcext:value-type="float">
            <text:p>1701,772</text:p>
          </table:table-cell>
          <table:table-cell table:number-columns-repeated="10"/>
        </table:table-row>
        <table:table-row table:style-name="ro1">
          <table:table-cell office:value-type="float" office:value="45.784" calcext:value-type="float">
            <text:p>45,784</text:p>
          </table:table-cell>
          <table:table-cell office:value-type="float" office:value="1.212" calcext:value-type="float">
            <text:p>1,212</text:p>
          </table:table-cell>
          <table:table-cell/>
          <table:table-cell office:value-type="float" office:value="1758.028" calcext:value-type="float">
            <text:p>1758,028</text:p>
          </table:table-cell>
          <table:table-cell office:value-type="float" office:value="1700.623" calcext:value-type="float">
            <text:p>1700,623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209" calcext:value-type="float">
            <text:p>1,209</text:p>
          </table:table-cell>
          <table:table-cell/>
          <table:table-cell office:value-type="float" office:value="1793.169" calcext:value-type="float">
            <text:p>1793,169</text:p>
          </table:table-cell>
          <table:table-cell office:value-type="float" office:value="1700.397" calcext:value-type="float">
            <text:p>1700,397</text:p>
          </table:table-cell>
          <table:table-cell table:number-columns-repeated="10"/>
        </table:table-row>
        <table:table-row table:style-name="ro1">
          <table:table-cell office:value-type="float" office:value="44.288" calcext:value-type="float">
            <text:p>44,288</text:p>
          </table:table-cell>
          <table:table-cell office:value-type="float" office:value="1.209" calcext:value-type="float">
            <text:p>1,209</text:p>
          </table:table-cell>
          <table:table-cell/>
          <table:table-cell office:value-type="float" office:value="2008.006" calcext:value-type="float">
            <text:p>2008,006</text:p>
          </table:table-cell>
          <table:table-cell office:value-type="float" office:value="1698.967" calcext:value-type="float">
            <text:p>1698,967</text:p>
          </table:table-cell>
          <table:table-cell table:number-columns-repeated="10"/>
        </table:table-row>
        <table:table-row table:style-name="ro1">
          <table:table-cell office:value-type="float" office:value="46.112" calcext:value-type="float">
            <text:p>46,112</text:p>
          </table:table-cell>
          <table:table-cell office:value-type="float" office:value="1.208" calcext:value-type="float">
            <text:p>1,208</text:p>
          </table:table-cell>
          <table:table-cell/>
          <table:table-cell office:value-type="float" office:value="1793.956" calcext:value-type="float">
            <text:p>1793,956</text:p>
          </table:table-cell>
          <table:table-cell office:value-type="float" office:value="1695.93" calcext:value-type="float">
            <text:p>1695,93</text:p>
          </table:table-cell>
          <table:table-cell table:number-columns-repeated="10"/>
        </table:table-row>
        <table:table-row table:style-name="ro1">
          <table:table-cell office:value-type="float" office:value="53.819" calcext:value-type="float">
            <text:p>53,819</text:p>
          </table:table-cell>
          <table:table-cell office:value-type="float" office:value="1.202" calcext:value-type="float">
            <text:p>1,202</text:p>
          </table:table-cell>
          <table:table-cell/>
          <table:table-cell office:value-type="float" office:value="2009.688" calcext:value-type="float">
            <text:p>2009,688</text:p>
          </table:table-cell>
          <table:table-cell office:value-type="float" office:value="1694.469" calcext:value-type="float">
            <text:p>1694,469</text:p>
          </table:table-cell>
          <table:table-cell table:number-columns-repeated="10"/>
        </table:table-row>
        <table:table-row table:style-name="ro1">
          <table:table-cell office:value-type="float" office:value="45.055" calcext:value-type="float">
            <text:p>45,055</text:p>
          </table:table-cell>
          <table:table-cell office:value-type="float" office:value="1.188" calcext:value-type="float">
            <text:p>1,188</text:p>
          </table:table-cell>
          <table:table-cell/>
          <table:table-cell office:value-type="float" office:value="2006.534" calcext:value-type="float">
            <text:p>2006,534</text:p>
          </table:table-cell>
          <table:table-cell office:value-type="float" office:value="1684.254" calcext:value-type="float">
            <text:p>1684,254</text:p>
          </table:table-cell>
          <table:table-cell table:number-columns-repeated="10"/>
        </table:table-row>
        <table:table-row table:style-name="ro1">
          <table:table-cell office:value-type="float" office:value="63.377" calcext:value-type="float">
            <text:p>63,377</text:p>
          </table:table-cell>
          <table:table-cell office:value-type="float" office:value="1.186" calcext:value-type="float">
            <text:p>1,186</text:p>
          </table:table-cell>
          <table:table-cell/>
          <table:table-cell office:value-type="float" office:value="2006.215" calcext:value-type="float">
            <text:p>2006,215</text:p>
          </table:table-cell>
          <table:table-cell office:value-type="float" office:value="1680.432" calcext:value-type="float">
            <text:p>1680,432</text:p>
          </table:table-cell>
          <table:table-cell table:number-columns-repeated="10"/>
        </table:table-row>
        <table:table-row table:style-name="ro1">
          <table:table-cell office:value-type="float" office:value="48.016" calcext:value-type="float">
            <text:p>48,016</text:p>
          </table:table-cell>
          <table:table-cell office:value-type="float" office:value="1.185" calcext:value-type="float">
            <text:p>1,185</text:p>
          </table:table-cell>
          <table:table-cell/>
          <table:table-cell office:value-type="float" office:value="2009.555" calcext:value-type="float">
            <text:p>2009,555</text:p>
          </table:table-cell>
          <table:table-cell office:value-type="float" office:value="1679.455" calcext:value-type="float">
            <text:p>1679,455</text:p>
          </table:table-cell>
          <table:table-cell table:number-columns-repeated="10"/>
        </table:table-row>
        <table:table-row table:style-name="ro1">
          <table:table-cell office:value-type="float" office:value="50.753" calcext:value-type="float">
            <text:p>50,753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2005.542" calcext:value-type="float">
            <text:p>2005,542</text:p>
          </table:table-cell>
          <table:table-cell office:value-type="float" office:value="1673.224" calcext:value-type="float">
            <text:p>1673,224</text:p>
          </table:table-cell>
          <table:table-cell table:number-columns-repeated="10"/>
        </table:table-row>
        <table:table-row table:style-name="ro1">
          <table:table-cell office:value-type="float" office:value="45.178" calcext:value-type="float">
            <text:p>45,178</text:p>
          </table:table-cell>
          <table:table-cell office:value-type="float" office:value="1.177" calcext:value-type="float">
            <text:p>1,177</text:p>
          </table:table-cell>
          <table:table-cell/>
          <table:table-cell office:value-type="float" office:value="3902.071" calcext:value-type="float">
            <text:p>3902,071</text:p>
          </table:table-cell>
          <table:table-cell office:value-type="float" office:value="1671.193" calcext:value-type="float">
            <text:p>1671,193</text:p>
          </table:table-cell>
          <table:table-cell table:number-columns-repeated="10"/>
        </table:table-row>
        <table:table-row table:style-name="ro1">
          <table:table-cell office:value-type="float" office:value="47.349" calcext:value-type="float">
            <text:p>47,349</text:p>
          </table:table-cell>
          <table:table-cell office:value-type="float" office:value="1.173" calcext:value-type="float">
            <text:p>1,173</text:p>
          </table:table-cell>
          <table:table-cell/>
          <table:table-cell office:value-type="float" office:value="1705.676" calcext:value-type="float">
            <text:p>1705,676</text:p>
          </table:table-cell>
          <table:table-cell office:value-type="float" office:value="1661.442" calcext:value-type="float">
            <text:p>1661,442</text:p>
          </table:table-cell>
          <table:table-cell table:number-columns-repeated="10"/>
        </table:table-row>
        <table:table-row table:style-name="ro1">
          <table:table-cell office:value-type="float" office:value="50.251" calcext:value-type="float">
            <text:p>50,251</text:p>
          </table:table-cell>
          <table:table-cell office:value-type="float" office:value="1.172" calcext:value-type="float">
            <text:p>1,172</text:p>
          </table:table-cell>
          <table:table-cell/>
          <table:table-cell office:value-type="float" office:value="1704.972" calcext:value-type="float">
            <text:p>1704,972</text:p>
          </table:table-cell>
          <table:table-cell office:value-type="float" office:value="1659.269" calcext:value-type="float">
            <text:p>1659,269</text:p>
          </table:table-cell>
          <table:table-cell table:number-columns-repeated="10"/>
        </table:table-row>
        <table:table-row table:style-name="ro1">
          <table:table-cell office:value-type="float" office:value="200.647" calcext:value-type="float">
            <text:p>200,647</text:p>
          </table:table-cell>
          <table:table-cell office:value-type="float" office:value="1.17" calcext:value-type="float">
            <text:p>1,17</text:p>
          </table:table-cell>
          <table:table-cell/>
          <table:table-cell office:value-type="float" office:value="1701.705" calcext:value-type="float">
            <text:p>1701,705</text:p>
          </table:table-cell>
          <table:table-cell office:value-type="float" office:value="1656.899" calcext:value-type="float">
            <text:p>1656,899</text:p>
          </table:table-cell>
          <table:table-cell table:number-columns-repeated="10"/>
        </table:table-row>
        <table:table-row table:style-name="ro1">
          <table:table-cell office:value-type="float" office:value="46.314" calcext:value-type="float">
            <text:p>46,314</text:p>
          </table:table-cell>
          <table:table-cell office:value-type="float" office:value="1.167" calcext:value-type="float">
            <text:p>1,167</text:p>
          </table:table-cell>
          <table:table-cell/>
          <table:table-cell office:value-type="float" office:value="2600.582" calcext:value-type="float">
            <text:p>2600,582</text:p>
          </table:table-cell>
          <table:table-cell office:value-type="float" office:value="1656.387" calcext:value-type="float">
            <text:p>1656,387</text:p>
          </table:table-cell>
          <table:table-cell table:number-columns-repeated="10"/>
        </table:table-row>
        <table:table-row table:style-name="ro1">
          <table:table-cell office:value-type="float" office:value="49.917" calcext:value-type="float">
            <text:p>49,917</text:p>
          </table:table-cell>
          <table:table-cell office:value-type="float" office:value="1.165" calcext:value-type="float">
            <text:p>1,165</text:p>
          </table:table-cell>
          <table:table-cell/>
          <table:table-cell office:value-type="float" office:value="1708.374" calcext:value-type="float">
            <text:p>1708,374</text:p>
          </table:table-cell>
          <table:table-cell office:value-type="float" office:value="1655.323" calcext:value-type="float">
            <text:p>1655,323</text:p>
          </table:table-cell>
          <table:table-cell table:number-columns-repeated="10"/>
        </table:table-row>
        <table:table-row table:style-name="ro1">
          <table:table-cell office:value-type="float" office:value="45.47" calcext:value-type="float">
            <text:p>45,47</text:p>
          </table:table-cell>
          <table:table-cell office:value-type="float" office:value="1.163" calcext:value-type="float">
            <text:p>1,163</text:p>
          </table:table-cell>
          <table:table-cell/>
          <table:table-cell office:value-type="float" office:value="1788.879" calcext:value-type="float">
            <text:p>1788,879</text:p>
          </table:table-cell>
          <table:table-cell office:value-type="float" office:value="1654.549" calcext:value-type="float">
            <text:p>1654,549</text:p>
          </table:table-cell>
          <table:table-cell table:number-columns-repeated="10"/>
        </table:table-row>
        <table:table-row table:style-name="ro1">
          <table:table-cell office:value-type="float" office:value="44.711" calcext:value-type="float">
            <text:p>44,711</text:p>
          </table:table-cell>
          <table:table-cell office:value-type="float" office:value="1.16" calcext:value-type="float">
            <text:p>1,16</text:p>
          </table:table-cell>
          <table:table-cell/>
          <table:table-cell office:value-type="float" office:value="1698.576" calcext:value-type="float">
            <text:p>1698,576</text:p>
          </table:table-cell>
          <table:table-cell office:value-type="float" office:value="1653.032" calcext:value-type="float">
            <text:p>1653,032</text:p>
          </table:table-cell>
          <table:table-cell table:number-columns-repeated="10"/>
        </table:table-row>
        <table:table-row table:style-name="ro1">
          <table:table-cell office:value-type="float" office:value="51.708" calcext:value-type="float">
            <text:p>51,708</text:p>
          </table:table-cell>
          <table:table-cell office:value-type="float" office:value="1.159" calcext:value-type="float">
            <text:p>1,159</text:p>
          </table:table-cell>
          <table:table-cell/>
          <table:table-cell office:value-type="float" office:value="1703.804" calcext:value-type="float">
            <text:p>1703,804</text:p>
          </table:table-cell>
          <table:table-cell office:value-type="float" office:value="1652.807" calcext:value-type="float">
            <text:p>1652,807</text:p>
          </table:table-cell>
          <table:table-cell table:number-columns-repeated="10"/>
        </table:table-row>
        <table:table-row table:style-name="ro1">
          <table:table-cell office:value-type="float" office:value="44.651" calcext:value-type="float">
            <text:p>44,651</text:p>
          </table:table-cell>
          <table:table-cell office:value-type="float" office:value="1.158" calcext:value-type="float">
            <text:p>1,158</text:p>
          </table:table-cell>
          <table:table-cell/>
          <table:table-cell office:value-type="float" office:value="2007.635" calcext:value-type="float">
            <text:p>2007,635</text:p>
          </table:table-cell>
          <table:table-cell office:value-type="float" office:value="1651.564" calcext:value-type="float">
            <text:p>1651,564</text:p>
          </table:table-cell>
          <table:table-cell table:number-columns-repeated="10"/>
        </table:table-row>
        <table:table-row table:style-name="ro1">
          <table:table-cell office:value-type="float" office:value="52.256" calcext:value-type="float">
            <text:p>52,256</text:p>
          </table:table-cell>
          <table:table-cell office:value-type="float" office:value="1.152" calcext:value-type="float">
            <text:p>1,152</text:p>
          </table:table-cell>
          <table:table-cell/>
          <table:table-cell office:value-type="float" office:value="2004.976" calcext:value-type="float">
            <text:p>2004,976</text:p>
          </table:table-cell>
          <table:table-cell office:value-type="float" office:value="1650.675" calcext:value-type="float">
            <text:p>1650,675</text:p>
          </table:table-cell>
          <table:table-cell table:number-columns-repeated="10"/>
        </table:table-row>
        <table:table-row table:style-name="ro1">
          <table:table-cell office:value-type="float" office:value="47.47" calcext:value-type="float">
            <text:p>47,47</text:p>
          </table:table-cell>
          <table:table-cell office:value-type="float" office:value="1.149" calcext:value-type="float">
            <text:p>1,149</text:p>
          </table:table-cell>
          <table:table-cell/>
          <table:table-cell office:value-type="float" office:value="2003.907" calcext:value-type="float">
            <text:p>2003,907</text:p>
          </table:table-cell>
          <table:table-cell office:value-type="float" office:value="1645.664" calcext:value-type="float">
            <text:p>1645,664</text:p>
          </table:table-cell>
          <table:table-cell table:number-columns-repeated="10"/>
        </table:table-row>
        <table:table-row table:style-name="ro1">
          <table:table-cell office:value-type="float" office:value="45.571" calcext:value-type="float">
            <text:p>45,571</text:p>
          </table:table-cell>
          <table:table-cell office:value-type="float" office:value="1.148" calcext:value-type="float">
            <text:p>1,148</text:p>
          </table:table-cell>
          <table:table-cell/>
          <table:table-cell office:value-type="float" office:value="1904.924" calcext:value-type="float">
            <text:p>1904,924</text:p>
          </table:table-cell>
          <table:table-cell office:value-type="float" office:value="1638.717" calcext:value-type="float">
            <text:p>1638,717</text:p>
          </table:table-cell>
          <table:table-cell table:number-columns-repeated="10"/>
        </table:table-row>
        <table:table-row table:style-name="ro1">
          <table:table-cell office:value-type="float" office:value="47.736" calcext:value-type="float">
            <text:p>47,736</text:p>
          </table:table-cell>
          <table:table-cell office:value-type="float" office:value="1.146" calcext:value-type="float">
            <text:p>1,146</text:p>
          </table:table-cell>
          <table:table-cell/>
          <table:table-cell office:value-type="float" office:value="2011.206" calcext:value-type="float">
            <text:p>2011,206</text:p>
          </table:table-cell>
          <table:table-cell office:value-type="float" office:value="1626.255" calcext:value-type="float">
            <text:p>1626,255</text:p>
          </table:table-cell>
          <table:table-cell table:number-columns-repeated="10"/>
        </table:table-row>
        <table:table-row table:style-name="ro1">
          <table:table-cell office:value-type="float" office:value="80.531" calcext:value-type="float">
            <text:p>80,531</text:p>
          </table:table-cell>
          <table:table-cell office:value-type="float" office:value="1.144" calcext:value-type="float">
            <text:p>1,144</text:p>
          </table:table-cell>
          <table:table-cell/>
          <table:table-cell office:value-type="float" office:value="1800.887" calcext:value-type="float">
            <text:p>1800,887</text:p>
          </table:table-cell>
          <table:table-cell office:value-type="float" office:value="1625.219" calcext:value-type="float">
            <text:p>1625,219</text:p>
          </table:table-cell>
          <table:table-cell table:number-columns-repeated="10"/>
        </table:table-row>
        <table:table-row table:style-name="ro1">
          <table:table-cell office:value-type="float" office:value="60.779" calcext:value-type="float">
            <text:p>60,779</text:p>
          </table:table-cell>
          <table:table-cell office:value-type="float" office:value="1.138" calcext:value-type="float">
            <text:p>1,138</text:p>
          </table:table-cell>
          <table:table-cell/>
          <table:table-cell office:value-type="float" office:value="1772.002" calcext:value-type="float">
            <text:p>1772,002</text:p>
          </table:table-cell>
          <table:table-cell office:value-type="float" office:value="1615.494" calcext:value-type="float">
            <text:p>1615,494</text:p>
          </table:table-cell>
          <table:table-cell table:number-columns-repeated="10"/>
        </table:table-row>
        <table:table-row table:style-name="ro1">
          <table:table-cell office:value-type="float" office:value="51.26" calcext:value-type="float">
            <text:p>51,26</text:p>
          </table:table-cell>
          <table:table-cell office:value-type="float" office:value="1.125" calcext:value-type="float">
            <text:p>1,125</text:p>
          </table:table-cell>
          <table:table-cell/>
          <table:table-cell office:value-type="float" office:value="1733.775" calcext:value-type="float">
            <text:p>1733,775</text:p>
          </table:table-cell>
          <table:table-cell office:value-type="float" office:value="1611.279" calcext:value-type="float">
            <text:p>1611,279</text:p>
          </table:table-cell>
          <table:table-cell table:number-columns-repeated="10"/>
        </table:table-row>
        <table:table-row table:style-name="ro1">
          <table:table-cell office:value-type="float" office:value="44.981" calcext:value-type="float">
            <text:p>44,981</text:p>
          </table:table-cell>
          <table:table-cell office:value-type="float" office:value="1.125" calcext:value-type="float">
            <text:p>1,125</text:p>
          </table:table-cell>
          <table:table-cell/>
          <table:table-cell office:value-type="float" office:value="2006.585" calcext:value-type="float">
            <text:p>2006,585</text:p>
          </table:table-cell>
          <table:table-cell office:value-type="float" office:value="1611.076" calcext:value-type="float">
            <text:p>1611,076</text:p>
          </table:table-cell>
          <table:table-cell table:number-columns-repeated="10"/>
        </table:table-row>
        <table:table-row table:style-name="ro1">
          <table:table-cell office:value-type="float" office:value="44.282" calcext:value-type="float">
            <text:p>44,282</text:p>
          </table:table-cell>
          <table:table-cell office:value-type="float" office:value="1.12" calcext:value-type="float">
            <text:p>1,12</text:p>
          </table:table-cell>
          <table:table-cell/>
          <table:table-cell office:value-type="float" office:value="1862.914" calcext:value-type="float">
            <text:p>1862,914</text:p>
          </table:table-cell>
          <table:table-cell office:value-type="float" office:value="1607.32" calcext:value-type="float">
            <text:p>1607,32</text:p>
          </table:table-cell>
          <table:table-cell table:number-columns-repeated="10"/>
        </table:table-row>
        <table:table-row table:style-name="ro1">
          <table:table-cell office:value-type="float" office:value="46.005" calcext:value-type="float">
            <text:p>46,005</text:p>
          </table:table-cell>
          <table:table-cell office:value-type="float" office:value="1.117" calcext:value-type="float">
            <text:p>1,117</text:p>
          </table:table-cell>
          <table:table-cell/>
          <table:table-cell office:value-type="float" office:value="2306.877" calcext:value-type="float">
            <text:p>2306,877</text:p>
          </table:table-cell>
          <table:table-cell office:value-type="float" office:value="1606.175" calcext:value-type="float">
            <text:p>1606,175</text:p>
          </table:table-cell>
          <table:table-cell table:number-columns-repeated="10"/>
        </table:table-row>
        <table:table-row table:style-name="ro1">
          <table:table-cell office:value-type="float" office:value="176.612" calcext:value-type="float">
            <text:p>176,612</text:p>
          </table:table-cell>
          <table:table-cell office:value-type="float" office:value="1.115" calcext:value-type="float">
            <text:p>1,115</text:p>
          </table:table-cell>
          <table:table-cell/>
          <table:table-cell office:value-type="float" office:value="1795.917" calcext:value-type="float">
            <text:p>1795,917</text:p>
          </table:table-cell>
          <table:table-cell office:value-type="float" office:value="1605.872" calcext:value-type="float">
            <text:p>1605,872</text:p>
          </table:table-cell>
          <table:table-cell table:number-columns-repeated="10"/>
        </table:table-row>
        <table:table-row table:style-name="ro1">
          <table:table-cell office:value-type="float" office:value="149.58" calcext:value-type="float">
            <text:p>149,58</text:p>
          </table:table-cell>
          <table:table-cell office:value-type="float" office:value="1.112" calcext:value-type="float">
            <text:p>1,112</text:p>
          </table:table-cell>
          <table:table-cell/>
          <table:table-cell office:value-type="float" office:value="2016.298" calcext:value-type="float">
            <text:p>2016,298</text:p>
          </table:table-cell>
          <table:table-cell office:value-type="float" office:value="1605.24" calcext:value-type="float">
            <text:p>1605,24</text:p>
          </table:table-cell>
          <table:table-cell table:number-columns-repeated="10"/>
        </table:table-row>
        <table:table-row table:style-name="ro1">
          <table:table-cell office:value-type="float" office:value="44.471" calcext:value-type="float">
            <text:p>44,471</text:p>
          </table:table-cell>
          <table:table-cell office:value-type="float" office:value="1.101" calcext:value-type="float">
            <text:p>1,101</text:p>
          </table:table-cell>
          <table:table-cell/>
          <table:table-cell office:value-type="float" office:value="2007.244" calcext:value-type="float">
            <text:p>2007,244</text:p>
          </table:table-cell>
          <table:table-cell office:value-type="float" office:value="1600.254" calcext:value-type="float">
            <text:p>1600,254</text:p>
          </table:table-cell>
          <table:table-cell table:number-columns-repeated="10"/>
        </table:table-row>
        <table:table-row table:style-name="ro1">
          <table:table-cell office:value-type="float" office:value="48.079" calcext:value-type="float">
            <text:p>48,079</text:p>
          </table:table-cell>
          <table:table-cell office:value-type="float" office:value="1.099" calcext:value-type="float">
            <text:p>1,099</text:p>
          </table:table-cell>
          <table:table-cell/>
          <table:table-cell office:value-type="float" office:value="1788.6" calcext:value-type="float">
            <text:p>1788,6</text:p>
          </table:table-cell>
          <table:table-cell office:value-type="float" office:value="1596.565" calcext:value-type="float">
            <text:p>1596,565</text:p>
          </table:table-cell>
          <table:table-cell table:number-columns-repeated="10"/>
        </table:table-row>
        <table:table-row table:style-name="ro1">
          <table:table-cell office:value-type="float" office:value="47.943" calcext:value-type="float">
            <text:p>47,943</text:p>
          </table:table-cell>
          <table:table-cell office:value-type="float" office:value="1.095" calcext:value-type="float">
            <text:p>1,095</text:p>
          </table:table-cell>
          <table:table-cell/>
          <table:table-cell office:value-type="float" office:value="2007.351" calcext:value-type="float">
            <text:p>2007,351</text:p>
          </table:table-cell>
          <table:table-cell office:value-type="float" office:value="1572.659" calcext:value-type="float">
            <text:p>1572,659</text:p>
          </table:table-cell>
          <table:table-cell table:number-columns-repeated="10"/>
        </table:table-row>
        <table:table-row table:style-name="ro1">
          <table:table-cell office:value-type="float" office:value="68.766" calcext:value-type="float">
            <text:p>68,766</text:p>
          </table:table-cell>
          <table:table-cell office:value-type="float" office:value="1.077" calcext:value-type="float">
            <text:p>1,077</text:p>
          </table:table-cell>
          <table:table-cell/>
          <table:table-cell office:value-type="float" office:value="2008.174" calcext:value-type="float">
            <text:p>2008,174</text:p>
          </table:table-cell>
          <table:table-cell office:value-type="float" office:value="1567.715" calcext:value-type="float">
            <text:p>1567,715</text:p>
          </table:table-cell>
          <table:table-cell table:number-columns-repeated="10"/>
        </table:table-row>
        <table:table-row table:style-name="ro1">
          <table:table-cell office:value-type="float" office:value="54.103" calcext:value-type="float">
            <text:p>54,103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1601.9" calcext:value-type="float">
            <text:p>1601,9</text:p>
          </table:table-cell>
          <table:table-cell office:value-type="float" office:value="1557.435" calcext:value-type="float">
            <text:p>1557,435</text:p>
          </table:table-cell>
          <table:table-cell table:number-columns-repeated="10"/>
        </table:table-row>
        <table:table-row table:style-name="ro1">
          <table:table-cell office:value-type="float" office:value="70.274" calcext:value-type="float">
            <text:p>70,274</text:p>
          </table:table-cell>
          <table:table-cell office:value-type="float" office:value="1.057" calcext:value-type="float">
            <text:p>1,057</text:p>
          </table:table-cell>
          <table:table-cell/>
          <table:table-cell office:value-type="float" office:value="1780.223" calcext:value-type="float">
            <text:p>1780,223</text:p>
          </table:table-cell>
          <table:table-cell office:value-type="float" office:value="1546.082" calcext:value-type="float">
            <text:p>1546,082</text:p>
          </table:table-cell>
          <table:table-cell table:number-columns-repeated="10"/>
        </table:table-row>
        <table:table-row table:style-name="ro1">
          <table:table-cell office:value-type="float" office:value="45.589" calcext:value-type="float">
            <text:p>45,589</text:p>
          </table:table-cell>
          <table:table-cell office:value-type="float" office:value="1.048" calcext:value-type="float">
            <text:p>1,048</text:p>
          </table:table-cell>
          <table:table-cell/>
          <table:table-cell office:value-type="float" office:value="1648.555" calcext:value-type="float">
            <text:p>1648,555</text:p>
          </table:table-cell>
          <table:table-cell office:value-type="float" office:value="1500.391" calcext:value-type="float">
            <text:p>1500,391</text:p>
          </table:table-cell>
          <table:table-cell table:number-columns-repeated="10"/>
        </table:table-row>
      </table:table>
      <table:table table:name="PY37-256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office:value-type="float" office:value="49.474" calcext:value-type="float">
            <text:p>49,474</text:p>
          </table:table-cell>
          <table:table-cell office:value-type="float" office:value="2.573" calcext:value-type="float">
            <text:p>2,573</text:p>
          </table:table-cell>
          <table:table-cell/>
          <table:table-cell office:value-type="float" office:value="1397.861" calcext:value-type="float">
            <text:p>1397,861</text:p>
          </table:table-cell>
          <table:table-cell office:value-type="float" office:value="1338.394" calcext:value-type="float">
            <text:p>1338,394</text:p>
          </table:table-cell>
          <table:table-cell/>
          <table:table-cell office:value-type="float" office:value="105961.07" calcext:value-type="float">
            <text:p>105961,07</text:p>
          </table:table-cell>
          <table:table-cell office:value-type="float" office:value="105805.741" calcext:value-type="float">
            <text:p>105805,741</text:p>
          </table:table-cell>
          <table:table-cell table:number-columns-repeated="5"/>
          <table:table-cell table:formula="of:=['PY37-256MB'.N7]-['PY37-256MB'.$L7]" office:value-type="float" office:value="-0.306724489795918" calcext:value-type="float">
            <text:p>-0,3067244898</text:p>
          </table:table-cell>
          <table:table-cell table:formula="of:=['PY37-256MB'.O7]-['PY37-256MB'.$L7]" office:value-type="float" office:value="0.464275510204081" calcext:value-type="float">
            <text:p>0,4642755102</text:p>
          </table:table-cell>
        </table:table-row>
        <table:table-row table:style-name="ro1">
          <table:table-cell office:value-type="float" office:value="50.798" calcext:value-type="float">
            <text:p>50,798</text:p>
          </table:table-cell>
          <table:table-cell office:value-type="float" office:value="2.211" calcext:value-type="float">
            <text:p>2,211</text:p>
          </table:table-cell>
          <table:table-cell/>
          <table:table-cell office:value-type="float" office:value="1304.762" calcext:value-type="float">
            <text:p>1304,762</text:p>
          </table:table-cell>
          <table:table-cell office:value-type="float" office:value="1257.225" calcext:value-type="float">
            <text:p>1257,225</text:p>
          </table:table-cell>
          <table:table-cell/>
          <table:table-cell office:value-type="float" office:value="105897.547" calcext:value-type="float">
            <text:p>105897,547</text:p>
          </table:table-cell>
          <table:table-cell office:value-type="float" office:value="105796.958" calcext:value-type="float">
            <text:p>105796,958</text:p>
          </table:table-cell>
          <table:table-cell table:number-columns-repeated="4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7.773" calcext:value-type="float">
            <text:p>47,773</text:p>
          </table:table-cell>
          <table:table-cell office:value-type="float" office:value="1.851" calcext:value-type="float">
            <text:p>1,851</text:p>
          </table:table-cell>
          <table:table-cell office:value-type="string" calcext:value-type="string">
            <text:p>←</text:p>
          </table:table-cell>
          <table:table-cell office:value-type="float" office:value="1314.18" calcext:value-type="float">
            <text:p>1314,18</text:p>
          </table:table-cell>
          <table:table-cell office:value-type="float" office:value="1254.253" calcext:value-type="float">
            <text:p>1254,253</text:p>
          </table:table-cell>
          <table:table-cell/>
          <table:table-cell office:value-type="float" office:value="105942.564" calcext:value-type="float">
            <text:p>105942,564</text:p>
          </table:table-cell>
          <table:table-cell office:value-type="float" office:value="105715.475" calcext:value-type="float">
            <text:p>105715,4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'PY37-256MB'.$B$7:.$B$104])" office:value-type="float" office:value="1.38672448979592" calcext:value-type="float">
            <text:p>1,3867244898</text:p>
          </table:table-cell>
          <table:table-cell table:formula="of:=STDEV(['PY37-256MB'.$B$7:.$B$104])" office:value-type="float" office:value="0.171726813775032" calcext:value-type="float">
            <text:p>0,1717268138</text:p>
          </table:table-cell>
          <table:table-cell table:formula="of:=MIN(['PY37-256MB'.$B$7:.$B$104])" office:value-type="float" office:value="1.08" calcext:value-type="float">
            <text:p>1,08</text:p>
          </table:table-cell>
          <table:table-cell table:formula="of:=MAX(['PY37-256MB'.$B$7:.$B$104])" office:value-type="float" office:value="1.851" calcext:value-type="float">
            <text:p>1,851</text:p>
          </table:table-cell>
        </table:table-row>
        <table:table-row table:style-name="ro1">
          <table:table-cell office:value-type="float" office:value="52.975" calcext:value-type="float">
            <text:p>52,975</text:p>
          </table:table-cell>
          <table:table-cell office:value-type="float" office:value="1.804" calcext:value-type="float">
            <text:p>1,804</text:p>
          </table:table-cell>
          <table:table-cell/>
          <table:table-cell office:value-type="float" office:value="1203.002" calcext:value-type="float">
            <text:p>1203,002</text:p>
          </table:table-cell>
          <table:table-cell office:value-type="float" office:value="1109.725" calcext:value-type="float">
            <text:p>1109,725</text:p>
          </table:table-cell>
          <table:table-cell/>
          <table:table-cell office:value-type="float" office:value="105647.611" calcext:value-type="float">
            <text:p>105647,611</text:p>
          </table:table-cell>
          <table:table-cell office:value-type="float" office:value="105390.194" calcext:value-type="float">
            <text:p>105390,19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'PY37-256MB'.$E$10:.$E$104])" office:value-type="float" office:value="793.517073684211" calcext:value-type="float">
            <text:p>793,5170736842</text:p>
          </table:table-cell>
          <table:table-cell table:formula="of:=STDEV(['PY37-256MB'.$E$10:.$E$104])" office:value-type="float" office:value="71.7488771157212" calcext:value-type="float">
            <text:p>71,7488771157</text:p>
          </table:table-cell>
          <table:table-cell table:formula="of:=MIN(['PY37-256MB'.$E$10:.$E$104])" office:value-type="float" office:value="654.862" calcext:value-type="float">
            <text:p>654,862</text:p>
          </table:table-cell>
          <table:table-cell table:formula="of:=MAX(['PY37-256MB'.$E$10:.$E$104])" office:value-type="float" office:value="1009.963" calcext:value-type="float">
            <text:p>1009,963</text:p>
          </table:table-cell>
        </table:table-row>
        <table:table-row table:style-name="ro1">
          <table:table-cell office:value-type="float" office:value="48.836" calcext:value-type="float">
            <text:p>48,836</text:p>
          </table:table-cell>
          <table:table-cell office:value-type="float" office:value="1.801" calcext:value-type="float">
            <text:p>1,801</text:p>
          </table:table-cell>
          <table:table-cell/>
          <table:table-cell office:value-type="float" office:value="1110.431" calcext:value-type="float">
            <text:p>1110,431</text:p>
          </table:table-cell>
          <table:table-cell office:value-type="float" office:value="1057.887" calcext:value-type="float">
            <text:p>1057,887</text:p>
          </table:table-cell>
          <table:table-cell/>
          <table:table-cell office:value-type="float" office:value="104508.366" calcext:value-type="float">
            <text:p>104508,366</text:p>
          </table:table-cell>
          <table:table-cell office:value-type="float" office:value="104405.871" calcext:value-type="float">
            <text:p>104405,87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'PY37-256MB'.$H$5:.$H$8])" office:value-type="float" office:value="105677.092" calcext:value-type="float">
            <text:p>105677,092</text:p>
          </table:table-cell>
          <table:table-cell table:formula="of:=STDEV(['PY37-256MB'.$H$5:.$H$8])" office:value-type="float" office:value="195.53528262183" calcext:value-type="float">
            <text:p>195,5352826218</text:p>
          </table:table-cell>
          <table:table-cell table:formula="of:=MIN(['PY37-256MB'.$H$5:.$H$8])" office:value-type="float" office:value="105390.194" calcext:value-type="float">
            <text:p>105390,194</text:p>
          </table:table-cell>
          <table:table-cell table:formula="of:=MAX(['PY37-256MB'.$H$5:.$H$8])" office:value-type="float" office:value="105805.741" calcext:value-type="float">
            <text:p>105805,741</text:p>
          </table:table-cell>
        </table:table-row>
        <table:table-row table:style-name="ro1">
          <table:table-cell office:value-type="float" office:value="50.171" calcext:value-type="float">
            <text:p>50,171</text:p>
          </table:table-cell>
          <table:table-cell office:value-type="float" office:value="1.781" calcext:value-type="float">
            <text:p>1,781</text:p>
          </table:table-cell>
          <table:table-cell/>
          <table:table-cell office:value-type="float" office:value="1094.211" calcext:value-type="float">
            <text:p>1094,211</text:p>
          </table:table-cell>
          <table:table-cell office:value-type="float" office:value="1009.963" calcext:value-type="float">
            <text:p>1009,963</text:p>
          </table:table-cell>
          <table:table-cell table:number-columns-repeated="10"/>
        </table:table-row>
        <table:table-row table:style-name="ro1">
          <table:table-cell office:value-type="float" office:value="49.081" calcext:value-type="float">
            <text:p>49,081</text:p>
          </table:table-cell>
          <table:table-cell office:value-type="float" office:value="1.771" calcext:value-type="float">
            <text:p>1,771</text:p>
          </table:table-cell>
          <table:table-cell/>
          <table:table-cell office:value-type="float" office:value="1095.414" calcext:value-type="float">
            <text:p>1095,414</text:p>
          </table:table-cell>
          <table:table-cell office:value-type="float" office:value="970.553" calcext:value-type="float">
            <text:p>970,553</text:p>
          </table:table-cell>
          <table:table-cell table:number-columns-repeated="10"/>
        </table:table-row>
        <table:table-row table:style-name="ro1">
          <table:table-cell office:value-type="float" office:value="54.175" calcext:value-type="float">
            <text:p>54,175</text:p>
          </table:table-cell>
          <table:table-cell office:value-type="float" office:value="1.761" calcext:value-type="float">
            <text:p>1,761</text:p>
          </table:table-cell>
          <table:table-cell/>
          <table:table-cell office:value-type="float" office:value="1006.61" calcext:value-type="float">
            <text:p>1006,61</text:p>
          </table:table-cell>
          <table:table-cell office:value-type="float" office:value="960.66" calcext:value-type="float">
            <text:p>960,66</text:p>
          </table:table-cell>
          <table:table-cell table:number-columns-repeated="10"/>
        </table:table-row>
        <table:table-row table:style-name="ro1">
          <table:table-cell office:value-type="float" office:value="187.353" calcext:value-type="float">
            <text:p>187,353</text:p>
          </table:table-cell>
          <table:table-cell office:value-type="float" office:value="1.751" calcext:value-type="float">
            <text:p>1,751</text:p>
          </table:table-cell>
          <table:table-cell/>
          <table:table-cell office:value-type="float" office:value="1008.636" calcext:value-type="float">
            <text:p>1008,636</text:p>
          </table:table-cell>
          <table:table-cell office:value-type="float" office:value="957.376" calcext:value-type="float">
            <text:p>957,376</text:p>
          </table:table-cell>
          <table:table-cell table:number-columns-repeated="10"/>
        </table:table-row>
        <table:table-row table:style-name="ro1">
          <table:table-cell office:value-type="float" office:value="46.115" calcext:value-type="float">
            <text:p>46,115</text:p>
          </table:table-cell>
          <table:table-cell office:value-type="float" office:value="1.743" calcext:value-type="float">
            <text:p>1,743</text:p>
          </table:table-cell>
          <table:table-cell/>
          <table:table-cell office:value-type="float" office:value="997.988" calcext:value-type="float">
            <text:p>997,988</text:p>
          </table:table-cell>
          <table:table-cell office:value-type="float" office:value="947.427" calcext:value-type="float">
            <text:p>947,427</text:p>
          </table:table-cell>
          <table:table-cell table:number-columns-repeated="10"/>
        </table:table-row>
        <table:table-row table:style-name="ro1">
          <table:table-cell office:value-type="float" office:value="57.544" calcext:value-type="float">
            <text:p>57,544</text:p>
          </table:table-cell>
          <table:table-cell office:value-type="float" office:value="1.664" calcext:value-type="float">
            <text:p>1,664</text:p>
          </table:table-cell>
          <table:table-cell/>
          <table:table-cell office:value-type="float" office:value="997.331" calcext:value-type="float">
            <text:p>997,331</text:p>
          </table:table-cell>
          <table:table-cell office:value-type="float" office:value="945.258" calcext:value-type="float">
            <text:p>945,258</text:p>
          </table:table-cell>
          <table:table-cell table:number-columns-repeated="10"/>
        </table:table-row>
        <table:table-row table:style-name="ro1">
          <table:table-cell office:value-type="float" office:value="48.868" calcext:value-type="float">
            <text:p>48,868</text:p>
          </table:table-cell>
          <table:table-cell office:value-type="float" office:value="1.655" calcext:value-type="float">
            <text:p>1,655</text:p>
          </table:table-cell>
          <table:table-cell/>
          <table:table-cell office:value-type="float" office:value="1000.396" calcext:value-type="float">
            <text:p>1000,396</text:p>
          </table:table-cell>
          <table:table-cell office:value-type="float" office:value="917.046" calcext:value-type="float">
            <text:p>917,046</text:p>
          </table:table-cell>
          <table:table-cell table:number-columns-repeated="10"/>
        </table:table-row>
        <table:table-row table:style-name="ro1">
          <table:table-cell office:value-type="float" office:value="55.226" calcext:value-type="float">
            <text:p>55,226</text:p>
          </table:table-cell>
          <table:table-cell office:value-type="float" office:value="1.608" calcext:value-type="float">
            <text:p>1,608</text:p>
          </table:table-cell>
          <table:table-cell/>
          <table:table-cell office:value-type="float" office:value="1077.683" calcext:value-type="float">
            <text:p>1077,683</text:p>
          </table:table-cell>
          <table:table-cell office:value-type="float" office:value="912.169" calcext:value-type="float">
            <text:p>912,169</text:p>
          </table:table-cell>
          <table:table-cell table:number-columns-repeated="10"/>
        </table:table-row>
        <table:table-row table:style-name="ro1">
          <table:table-cell office:value-type="float" office:value="49.255" calcext:value-type="float">
            <text:p>49,255</text:p>
          </table:table-cell>
          <table:table-cell office:value-type="float" office:value="1.586" calcext:value-type="float">
            <text:p>1,586</text:p>
          </table:table-cell>
          <table:table-cell/>
          <table:table-cell office:value-type="float" office:value="988.015" calcext:value-type="float">
            <text:p>988,015</text:p>
          </table:table-cell>
          <table:table-cell office:value-type="float" office:value="903.843" calcext:value-type="float">
            <text:p>903,843</text:p>
          </table:table-cell>
          <table:table-cell table:number-columns-repeated="10"/>
        </table:table-row>
        <table:table-row table:style-name="ro1">
          <table:table-cell office:value-type="float" office:value="56.294" calcext:value-type="float">
            <text:p>56,294</text:p>
          </table:table-cell>
          <table:table-cell office:value-type="float" office:value="1.573" calcext:value-type="float">
            <text:p>1,573</text:p>
          </table:table-cell>
          <table:table-cell/>
          <table:table-cell office:value-type="float" office:value="988.842" calcext:value-type="float">
            <text:p>988,842</text:p>
          </table:table-cell>
          <table:table-cell office:value-type="float" office:value="903.505" calcext:value-type="float">
            <text:p>903,505</text:p>
          </table:table-cell>
          <table:table-cell table:number-columns-repeated="10"/>
        </table:table-row>
        <table:table-row table:style-name="ro1">
          <table:table-cell office:value-type="float" office:value="48.285" calcext:value-type="float">
            <text:p>48,285</text:p>
          </table:table-cell>
          <table:table-cell office:value-type="float" office:value="1.557" calcext:value-type="float">
            <text:p>1,557</text:p>
          </table:table-cell>
          <table:table-cell/>
          <table:table-cell office:value-type="float" office:value="989.321" calcext:value-type="float">
            <text:p>989,321</text:p>
          </table:table-cell>
          <table:table-cell office:value-type="float" office:value="903.332" calcext:value-type="float">
            <text:p>903,332</text:p>
          </table:table-cell>
          <table:table-cell table:number-columns-repeated="10"/>
        </table:table-row>
        <table:table-row table:style-name="ro1">
          <table:table-cell office:value-type="float" office:value="49.042" calcext:value-type="float">
            <text:p>49,042</text:p>
          </table:table-cell>
          <table:table-cell office:value-type="float" office:value="1.551" calcext:value-type="float">
            <text:p>1,551</text:p>
          </table:table-cell>
          <table:table-cell/>
          <table:table-cell office:value-type="float" office:value="1010.575" calcext:value-type="float">
            <text:p>1010,575</text:p>
          </table:table-cell>
          <table:table-cell office:value-type="float" office:value="879.752" calcext:value-type="float">
            <text:p>879,752</text:p>
          </table:table-cell>
          <table:table-cell table:number-columns-repeated="10"/>
        </table:table-row>
        <table:table-row table:style-name="ro1">
          <table:table-cell office:value-type="float" office:value="48.142" calcext:value-type="float">
            <text:p>48,142</text:p>
          </table:table-cell>
          <table:table-cell office:value-type="float" office:value="1.533" calcext:value-type="float">
            <text:p>1,533</text:p>
          </table:table-cell>
          <table:table-cell/>
          <table:table-cell office:value-type="float" office:value="912.18" calcext:value-type="float">
            <text:p>912,18</text:p>
          </table:table-cell>
          <table:table-cell office:value-type="float" office:value="864.651" calcext:value-type="float">
            <text:p>864,651</text:p>
          </table:table-cell>
          <table:table-cell table:number-columns-repeated="10"/>
        </table:table-row>
        <table:table-row table:style-name="ro1">
          <table:table-cell office:value-type="float" office:value="54.203" calcext:value-type="float">
            <text:p>54,203</text:p>
          </table:table-cell>
          <table:table-cell office:value-type="float" office:value="1.529" calcext:value-type="float">
            <text:p>1,529</text:p>
          </table:table-cell>
          <table:table-cell/>
          <table:table-cell office:value-type="float" office:value="907.34" calcext:value-type="float">
            <text:p>907,34</text:p>
          </table:table-cell>
          <table:table-cell office:value-type="float" office:value="854.113" calcext:value-type="float">
            <text:p>854,113</text:p>
          </table:table-cell>
          <table:table-cell table:number-columns-repeated="10"/>
        </table:table-row>
        <table:table-row table:style-name="ro1">
          <table:table-cell office:value-type="float" office:value="47.719" calcext:value-type="float">
            <text:p>47,719</text:p>
          </table:table-cell>
          <table:table-cell office:value-type="float" office:value="1.501" calcext:value-type="float">
            <text:p>1,501</text:p>
          </table:table-cell>
          <table:table-cell/>
          <table:table-cell office:value-type="float" office:value="897.302" calcext:value-type="float">
            <text:p>897,302</text:p>
          </table:table-cell>
          <table:table-cell office:value-type="float" office:value="852.956" calcext:value-type="float">
            <text:p>852,956</text:p>
          </table:table-cell>
          <table:table-cell table:number-columns-repeated="10"/>
        </table:table-row>
        <table:table-row table:style-name="ro1">
          <table:table-cell office:value-type="float" office:value="48.352" calcext:value-type="float">
            <text:p>48,352</text:p>
          </table:table-cell>
          <table:table-cell office:value-type="float" office:value="1.497" calcext:value-type="float">
            <text:p>1,497</text:p>
          </table:table-cell>
          <table:table-cell/>
          <table:table-cell office:value-type="float" office:value="896.982" calcext:value-type="float">
            <text:p>896,982</text:p>
          </table:table-cell>
          <table:table-cell office:value-type="float" office:value="848.817" calcext:value-type="float">
            <text:p>848,817</text:p>
          </table:table-cell>
          <table:table-cell table:number-columns-repeated="10"/>
        </table:table-row>
        <table:table-row table:style-name="ro1">
          <table:table-cell office:value-type="float" office:value="52.671" calcext:value-type="float">
            <text:p>52,671</text:p>
          </table:table-cell>
          <table:table-cell office:value-type="float" office:value="1.492" calcext:value-type="float">
            <text:p>1,492</text:p>
          </table:table-cell>
          <table:table-cell/>
          <table:table-cell office:value-type="float" office:value="896.633" calcext:value-type="float">
            <text:p>896,633</text:p>
          </table:table-cell>
          <table:table-cell office:value-type="float" office:value="848.311" calcext:value-type="float">
            <text:p>848,311</text:p>
          </table:table-cell>
          <table:table-cell table:number-columns-repeated="10"/>
        </table:table-row>
        <table:table-row table:style-name="ro1">
          <table:table-cell office:value-type="float" office:value="56.952" calcext:value-type="float">
            <text:p>56,952</text:p>
          </table:table-cell>
          <table:table-cell office:value-type="float" office:value="1.481" calcext:value-type="float">
            <text:p>1,481</text:p>
          </table:table-cell>
          <table:table-cell/>
          <table:table-cell office:value-type="float" office:value="892.601" calcext:value-type="float">
            <text:p>892,601</text:p>
          </table:table-cell>
          <table:table-cell office:value-type="float" office:value="846.682" calcext:value-type="float">
            <text:p>846,682</text:p>
          </table:table-cell>
          <table:table-cell table:number-columns-repeated="10"/>
        </table:table-row>
        <table:table-row table:style-name="ro1">
          <table:table-cell office:value-type="float" office:value="60.653" calcext:value-type="float">
            <text:p>60,653</text:p>
          </table:table-cell>
          <table:table-cell office:value-type="float" office:value="1.479" calcext:value-type="float">
            <text:p>1,479</text:p>
          </table:table-cell>
          <table:table-cell/>
          <table:table-cell office:value-type="float" office:value="898.141" calcext:value-type="float">
            <text:p>898,141</text:p>
          </table:table-cell>
          <table:table-cell office:value-type="float" office:value="846.357" calcext:value-type="float">
            <text:p>846,357</text:p>
          </table:table-cell>
          <table:table-cell table:number-columns-repeated="10"/>
        </table:table-row>
        <table:table-row table:style-name="ro1">
          <table:table-cell office:value-type="float" office:value="50.794" calcext:value-type="float">
            <text:p>50,794</text:p>
          </table:table-cell>
          <table:table-cell office:value-type="float" office:value="1.477" calcext:value-type="float">
            <text:p>1,477</text:p>
          </table:table-cell>
          <table:table-cell/>
          <table:table-cell office:value-type="float" office:value="894.397" calcext:value-type="float">
            <text:p>894,397</text:p>
          </table:table-cell>
          <table:table-cell office:value-type="float" office:value="845.351" calcext:value-type="float">
            <text:p>845,351</text:p>
          </table:table-cell>
          <table:table-cell table:number-columns-repeated="10"/>
        </table:table-row>
        <table:table-row table:style-name="ro1">
          <table:table-cell office:value-type="float" office:value="46.979" calcext:value-type="float">
            <text:p>46,979</text:p>
          </table:table-cell>
          <table:table-cell office:value-type="float" office:value="1.476" calcext:value-type="float">
            <text:p>1,476</text:p>
          </table:table-cell>
          <table:table-cell/>
          <table:table-cell office:value-type="float" office:value="898.395" calcext:value-type="float">
            <text:p>898,395</text:p>
          </table:table-cell>
          <table:table-cell office:value-type="float" office:value="845.305" calcext:value-type="float">
            <text:p>845,305</text:p>
          </table:table-cell>
          <table:table-cell table:number-columns-repeated="10"/>
        </table:table-row>
        <table:table-row table:style-name="ro1">
          <table:table-cell office:value-type="float" office:value="67.549" calcext:value-type="float">
            <text:p>67,549</text:p>
          </table:table-cell>
          <table:table-cell office:value-type="float" office:value="1.473" calcext:value-type="float">
            <text:p>1,473</text:p>
          </table:table-cell>
          <table:table-cell/>
          <table:table-cell office:value-type="float" office:value="890.507" calcext:value-type="float">
            <text:p>890,507</text:p>
          </table:table-cell>
          <table:table-cell office:value-type="float" office:value="844.48" calcext:value-type="float">
            <text:p>844,48</text:p>
          </table:table-cell>
          <table:table-cell table:number-columns-repeated="10"/>
        </table:table-row>
        <table:table-row table:style-name="ro1">
          <table:table-cell office:value-type="float" office:value="54.175" calcext:value-type="float">
            <text:p>54,175</text:p>
          </table:table-cell>
          <table:table-cell office:value-type="float" office:value="1.471" calcext:value-type="float">
            <text:p>1,471</text:p>
          </table:table-cell>
          <table:table-cell/>
          <table:table-cell office:value-type="float" office:value="894.424" calcext:value-type="float">
            <text:p>894,424</text:p>
          </table:table-cell>
          <table:table-cell office:value-type="float" office:value="844.448" calcext:value-type="float">
            <text:p>844,448</text:p>
          </table:table-cell>
          <table:table-cell table:number-columns-repeated="10"/>
        </table:table-row>
        <table:table-row table:style-name="ro1">
          <table:table-cell office:value-type="float" office:value="47.024" calcext:value-type="float">
            <text:p>47,024</text:p>
          </table:table-cell>
          <table:table-cell office:value-type="float" office:value="1.471" calcext:value-type="float">
            <text:p>1,471</text:p>
          </table:table-cell>
          <table:table-cell/>
          <table:table-cell office:value-type="float" office:value="891.4" calcext:value-type="float">
            <text:p>891,4</text:p>
          </table:table-cell>
          <table:table-cell office:value-type="float" office:value="843.7" calcext:value-type="float">
            <text:p>843,7</text:p>
          </table:table-cell>
          <table:table-cell table:number-columns-repeated="10"/>
        </table:table-row>
        <table:table-row table:style-name="ro1">
          <table:table-cell office:value-type="float" office:value="46.855" calcext:value-type="float">
            <text:p>46,855</text:p>
          </table:table-cell>
          <table:table-cell office:value-type="float" office:value="1.469" calcext:value-type="float">
            <text:p>1,469</text:p>
          </table:table-cell>
          <table:table-cell/>
          <table:table-cell office:value-type="float" office:value="895.332" calcext:value-type="float">
            <text:p>895,332</text:p>
          </table:table-cell>
          <table:table-cell office:value-type="float" office:value="843.539" calcext:value-type="float">
            <text:p>843,539</text:p>
          </table:table-cell>
          <table:table-cell table:number-columns-repeated="10"/>
        </table:table-row>
        <table:table-row table:style-name="ro1">
          <table:table-cell office:value-type="float" office:value="46.862" calcext:value-type="float">
            <text:p>46,862</text:p>
          </table:table-cell>
          <table:table-cell office:value-type="float" office:value="1.462" calcext:value-type="float">
            <text:p>1,462</text:p>
          </table:table-cell>
          <table:table-cell/>
          <table:table-cell office:value-type="float" office:value="888.312" calcext:value-type="float">
            <text:p>888,312</text:p>
          </table:table-cell>
          <table:table-cell office:value-type="float" office:value="842.115" calcext:value-type="float">
            <text:p>842,115</text:p>
          </table:table-cell>
          <table:table-cell table:number-columns-repeated="10"/>
        </table:table-row>
        <table:table-row table:style-name="ro1">
          <table:table-cell office:value-type="float" office:value="48.069" calcext:value-type="float">
            <text:p>48,069</text:p>
          </table:table-cell>
          <table:table-cell office:value-type="float" office:value="1.459" calcext:value-type="float">
            <text:p>1,459</text:p>
          </table:table-cell>
          <table:table-cell/>
          <table:table-cell office:value-type="float" office:value="894.821" calcext:value-type="float">
            <text:p>894,821</text:p>
          </table:table-cell>
          <table:table-cell office:value-type="float" office:value="841.612" calcext:value-type="float">
            <text:p>841,612</text:p>
          </table:table-cell>
          <table:table-cell table:number-columns-repeated="10"/>
        </table:table-row>
        <table:table-row table:style-name="ro1">
          <table:table-cell office:value-type="float" office:value="46.096" calcext:value-type="float">
            <text:p>46,096</text:p>
          </table:table-cell>
          <table:table-cell office:value-type="float" office:value="1.458" calcext:value-type="float">
            <text:p>1,458</text:p>
          </table:table-cell>
          <table:table-cell/>
          <table:table-cell office:value-type="float" office:value="886.341" calcext:value-type="float">
            <text:p>886,341</text:p>
          </table:table-cell>
          <table:table-cell office:value-type="float" office:value="840.201" calcext:value-type="float">
            <text:p>840,201</text:p>
          </table:table-cell>
          <table:table-cell table:number-columns-repeated="10"/>
        </table:table-row>
        <table:table-row table:style-name="ro1">
          <table:table-cell office:value-type="float" office:value="50.79" calcext:value-type="float">
            <text:p>50,79</text:p>
          </table:table-cell>
          <table:table-cell office:value-type="float" office:value="1.451" calcext:value-type="float">
            <text:p>1,451</text:p>
          </table:table-cell>
          <table:table-cell/>
          <table:table-cell office:value-type="float" office:value="891.944" calcext:value-type="float">
            <text:p>891,944</text:p>
          </table:table-cell>
          <table:table-cell office:value-type="float" office:value="838.226" calcext:value-type="float">
            <text:p>838,226</text:p>
          </table:table-cell>
          <table:table-cell table:number-columns-repeated="10"/>
        </table:table-row>
        <table:table-row table:style-name="ro1">
          <table:table-cell office:value-type="float" office:value="48.288" calcext:value-type="float">
            <text:p>48,288</text:p>
          </table:table-cell>
          <table:table-cell office:value-type="float" office:value="1.439" calcext:value-type="float">
            <text:p>1,439</text:p>
          </table:table-cell>
          <table:table-cell/>
          <table:table-cell office:value-type="float" office:value="883.51" calcext:value-type="float">
            <text:p>883,51</text:p>
          </table:table-cell>
          <table:table-cell office:value-type="float" office:value="837.491" calcext:value-type="float">
            <text:p>837,491</text:p>
          </table:table-cell>
          <table:table-cell table:number-columns-repeated="10"/>
        </table:table-row>
        <table:table-row table:style-name="ro1">
          <table:table-cell office:value-type="float" office:value="203.967" calcext:value-type="float">
            <text:p>203,967</text:p>
          </table:table-cell>
          <table:table-cell office:value-type="float" office:value="1.427" calcext:value-type="float">
            <text:p>1,427</text:p>
          </table:table-cell>
          <table:table-cell/>
          <table:table-cell office:value-type="float" office:value="901.581" calcext:value-type="float">
            <text:p>901,581</text:p>
          </table:table-cell>
          <table:table-cell office:value-type="float" office:value="816.841" calcext:value-type="float">
            <text:p>816,841</text:p>
          </table:table-cell>
          <table:table-cell table:number-columns-repeated="10"/>
        </table:table-row>
        <table:table-row table:style-name="ro1">
          <table:table-cell office:value-type="float" office:value="46.878" calcext:value-type="float">
            <text:p>46,878</text:p>
          </table:table-cell>
          <table:table-cell office:value-type="float" office:value="1.418" calcext:value-type="float">
            <text:p>1,418</text:p>
          </table:table-cell>
          <table:table-cell/>
          <table:table-cell office:value-type="float" office:value="900.405" calcext:value-type="float">
            <text:p>900,405</text:p>
          </table:table-cell>
          <table:table-cell office:value-type="float" office:value="814.726" calcext:value-type="float">
            <text:p>814,726</text:p>
          </table:table-cell>
          <table:table-cell table:number-columns-repeated="10"/>
        </table:table-row>
        <table:table-row table:style-name="ro1">
          <table:table-cell office:value-type="float" office:value="47.085" calcext:value-type="float">
            <text:p>47,085</text:p>
          </table:table-cell>
          <table:table-cell office:value-type="float" office:value="1.417" calcext:value-type="float">
            <text:p>1,417</text:p>
          </table:table-cell>
          <table:table-cell/>
          <table:table-cell office:value-type="float" office:value="904.027" calcext:value-type="float">
            <text:p>904,027</text:p>
          </table:table-cell>
          <table:table-cell office:value-type="float" office:value="812.473" calcext:value-type="float">
            <text:p>812,473</text:p>
          </table:table-cell>
          <table:table-cell table:number-columns-repeated="10"/>
        </table:table-row>
        <table:table-row table:style-name="ro1">
          <table:table-cell office:value-type="float" office:value="46.395" calcext:value-type="float">
            <text:p>46,395</text:p>
          </table:table-cell>
          <table:table-cell office:value-type="float" office:value="1.415" calcext:value-type="float">
            <text:p>1,415</text:p>
          </table:table-cell>
          <table:table-cell/>
          <table:table-cell office:value-type="float" office:value="890.622" calcext:value-type="float">
            <text:p>890,622</text:p>
          </table:table-cell>
          <table:table-cell office:value-type="float" office:value="806.458" calcext:value-type="float">
            <text:p>806,458</text:p>
          </table:table-cell>
          <table:table-cell table:number-columns-repeated="10"/>
        </table:table-row>
        <table:table-row table:style-name="ro1">
          <table:table-cell office:value-type="float" office:value="54.111" calcext:value-type="float">
            <text:p>54,111</text:p>
          </table:table-cell>
          <table:table-cell office:value-type="float" office:value="1.413" calcext:value-type="float">
            <text:p>1,413</text:p>
          </table:table-cell>
          <table:table-cell/>
          <table:table-cell office:value-type="float" office:value="889.021" calcext:value-type="float">
            <text:p>889,021</text:p>
          </table:table-cell>
          <table:table-cell office:value-type="float" office:value="806.37" calcext:value-type="float">
            <text:p>806,37</text:p>
          </table:table-cell>
          <table:table-cell table:number-columns-repeated="10"/>
        </table:table-row>
        <table:table-row table:style-name="ro1">
          <table:table-cell office:value-type="float" office:value="48.419" calcext:value-type="float">
            <text:p>48,419</text:p>
          </table:table-cell>
          <table:table-cell office:value-type="float" office:value="1.407" calcext:value-type="float">
            <text:p>1,407</text:p>
          </table:table-cell>
          <table:table-cell/>
          <table:table-cell office:value-type="float" office:value="889.62" calcext:value-type="float">
            <text:p>889,62</text:p>
          </table:table-cell>
          <table:table-cell office:value-type="float" office:value="805.094" calcext:value-type="float">
            <text:p>805,094</text:p>
          </table:table-cell>
          <table:table-cell table:number-columns-repeated="10"/>
        </table:table-row>
        <table:table-row table:style-name="ro1">
          <table:table-cell office:value-type="float" office:value="54.163" calcext:value-type="float">
            <text:p>54,163</text:p>
          </table:table-cell>
          <table:table-cell office:value-type="float" office:value="1.399" calcext:value-type="float">
            <text:p>1,399</text:p>
          </table:table-cell>
          <table:table-cell/>
          <table:table-cell office:value-type="float" office:value="889.861" calcext:value-type="float">
            <text:p>889,861</text:p>
          </table:table-cell>
          <table:table-cell office:value-type="float" office:value="803.106" calcext:value-type="float">
            <text:p>803,106</text:p>
          </table:table-cell>
          <table:table-cell table:number-columns-repeated="10"/>
        </table:table-row>
        <table:table-row table:style-name="ro1">
          <table:table-cell office:value-type="float" office:value="48.325" calcext:value-type="float">
            <text:p>48,325</text:p>
          </table:table-cell>
          <table:table-cell office:value-type="float" office:value="1.398" calcext:value-type="float">
            <text:p>1,398</text:p>
          </table:table-cell>
          <table:table-cell/>
          <table:table-cell office:value-type="float" office:value="883.662" calcext:value-type="float">
            <text:p>883,662</text:p>
          </table:table-cell>
          <table:table-cell office:value-type="float" office:value="802.367" calcext:value-type="float">
            <text:p>802,367</text:p>
          </table:table-cell>
          <table:table-cell table:number-columns-repeated="10"/>
        </table:table-row>
        <table:table-row table:style-name="ro1">
          <table:table-cell office:value-type="float" office:value="49.078" calcext:value-type="float">
            <text:p>49,078</text:p>
          </table:table-cell>
          <table:table-cell office:value-type="float" office:value="1.387" calcext:value-type="float">
            <text:p>1,387</text:p>
          </table:table-cell>
          <table:table-cell/>
          <table:table-cell office:value-type="float" office:value="892.739" calcext:value-type="float">
            <text:p>892,739</text:p>
          </table:table-cell>
          <table:table-cell office:value-type="float" office:value="802.119" calcext:value-type="float">
            <text:p>802,119</text:p>
          </table:table-cell>
          <table:table-cell table:number-columns-repeated="10"/>
        </table:table-row>
        <table:table-row table:style-name="ro1">
          <table:table-cell office:value-type="float" office:value="49.042" calcext:value-type="float">
            <text:p>49,042</text:p>
          </table:table-cell>
          <table:table-cell office:value-type="float" office:value="1.383" calcext:value-type="float">
            <text:p>1,383</text:p>
          </table:table-cell>
          <table:table-cell/>
          <table:table-cell office:value-type="float" office:value="883.272" calcext:value-type="float">
            <text:p>883,272</text:p>
          </table:table-cell>
          <table:table-cell office:value-type="float" office:value="801.853" calcext:value-type="float">
            <text:p>801,853</text:p>
          </table:table-cell>
          <table:table-cell table:number-columns-repeated="10"/>
        </table:table-row>
        <table:table-row table:style-name="ro1">
          <table:table-cell office:value-type="float" office:value="47.555" calcext:value-type="float">
            <text:p>47,555</text:p>
          </table:table-cell>
          <table:table-cell office:value-type="float" office:value="1.376" calcext:value-type="float">
            <text:p>1,376</text:p>
          </table:table-cell>
          <table:table-cell/>
          <table:table-cell office:value-type="float" office:value="812.11" calcext:value-type="float">
            <text:p>812,11</text:p>
          </table:table-cell>
          <table:table-cell office:value-type="float" office:value="767.913" calcext:value-type="float">
            <text:p>767,913</text:p>
          </table:table-cell>
          <table:table-cell table:number-columns-repeated="10"/>
        </table:table-row>
        <table:table-row table:style-name="ro1">
          <table:table-cell office:value-type="float" office:value="46.612" calcext:value-type="float">
            <text:p>46,612</text:p>
          </table:table-cell>
          <table:table-cell office:value-type="float" office:value="1.372" calcext:value-type="float">
            <text:p>1,372</text:p>
          </table:table-cell>
          <table:table-cell/>
          <table:table-cell office:value-type="float" office:value="811.836" calcext:value-type="float">
            <text:p>811,836</text:p>
          </table:table-cell>
          <table:table-cell office:value-type="float" office:value="766.968" calcext:value-type="float">
            <text:p>766,968</text:p>
          </table:table-cell>
          <table:table-cell table:number-columns-repeated="10"/>
        </table:table-row>
        <table:table-row table:style-name="ro1">
          <table:table-cell office:value-type="float" office:value="47.574" calcext:value-type="float">
            <text:p>47,574</text:p>
          </table:table-cell>
          <table:table-cell office:value-type="float" office:value="1.371" calcext:value-type="float">
            <text:p>1,371</text:p>
          </table:table-cell>
          <table:table-cell/>
          <table:table-cell office:value-type="float" office:value="814.196" calcext:value-type="float">
            <text:p>814,196</text:p>
          </table:table-cell>
          <table:table-cell office:value-type="float" office:value="766.529" calcext:value-type="float">
            <text:p>766,529</text:p>
          </table:table-cell>
          <table:table-cell table:number-columns-repeated="10"/>
        </table:table-row>
        <table:table-row table:style-name="ro1">
          <table:table-cell office:value-type="float" office:value="54.445" calcext:value-type="float">
            <text:p>54,445</text:p>
          </table:table-cell>
          <table:table-cell office:value-type="float" office:value="1.365" calcext:value-type="float">
            <text:p>1,365</text:p>
          </table:table-cell>
          <table:table-cell/>
          <table:table-cell office:value-type="float" office:value="894.455" calcext:value-type="float">
            <text:p>894,455</text:p>
          </table:table-cell>
          <table:table-cell office:value-type="float" office:value="766.209" calcext:value-type="float">
            <text:p>766,209</text:p>
          </table:table-cell>
          <table:table-cell table:number-columns-repeated="10"/>
        </table:table-row>
        <table:table-row table:style-name="ro1">
          <table:table-cell office:value-type="float" office:value="52.699" calcext:value-type="float">
            <text:p>52,699</text:p>
          </table:table-cell>
          <table:table-cell office:value-type="float" office:value="1.365" calcext:value-type="float">
            <text:p>1,365</text:p>
          </table:table-cell>
          <table:table-cell/>
          <table:table-cell office:value-type="float" office:value="811.104" calcext:value-type="float">
            <text:p>811,104</text:p>
          </table:table-cell>
          <table:table-cell office:value-type="float" office:value="764.52" calcext:value-type="float">
            <text:p>764,52</text:p>
          </table:table-cell>
          <table:table-cell table:number-columns-repeated="10"/>
        </table:table-row>
        <table:table-row table:style-name="ro1">
          <table:table-cell office:value-type="float" office:value="48.287" calcext:value-type="float">
            <text:p>48,287</text:p>
          </table:table-cell>
          <table:table-cell office:value-type="float" office:value="1.364" calcext:value-type="float">
            <text:p>1,364</text:p>
          </table:table-cell>
          <table:table-cell/>
          <table:table-cell office:value-type="float" office:value="812.336" calcext:value-type="float">
            <text:p>812,336</text:p>
          </table:table-cell>
          <table:table-cell office:value-type="float" office:value="763.491" calcext:value-type="float">
            <text:p>763,491</text:p>
          </table:table-cell>
          <table:table-cell table:number-columns-repeated="10"/>
        </table:table-row>
        <table:table-row table:style-name="ro1">
          <table:table-cell office:value-type="float" office:value="53.517" calcext:value-type="float">
            <text:p>53,517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807.142" calcext:value-type="float">
            <text:p>807,142</text:p>
          </table:table-cell>
          <table:table-cell office:value-type="float" office:value="762.154" calcext:value-type="float">
            <text:p>762,154</text:p>
          </table:table-cell>
          <table:table-cell table:number-columns-repeated="10"/>
        </table:table-row>
        <table:table-row table:style-name="ro1">
          <table:table-cell office:value-type="float" office:value="47.608" calcext:value-type="float">
            <text:p>47,608</text:p>
          </table:table-cell>
          <table:table-cell office:value-type="float" office:value="1.359" calcext:value-type="float">
            <text:p>1,359</text:p>
          </table:table-cell>
          <table:table-cell/>
          <table:table-cell office:value-type="float" office:value="806.883" calcext:value-type="float">
            <text:p>806,883</text:p>
          </table:table-cell>
          <table:table-cell office:value-type="float" office:value="762.1" calcext:value-type="float">
            <text:p>762,1</text:p>
          </table:table-cell>
          <table:table-cell table:number-columns-repeated="10"/>
        </table:table-row>
        <table:table-row table:style-name="ro1">
          <table:table-cell office:value-type="float" office:value="45.898" calcext:value-type="float">
            <text:p>45,898</text:p>
          </table:table-cell>
          <table:table-cell office:value-type="float" office:value="1.356" calcext:value-type="float">
            <text:p>1,356</text:p>
          </table:table-cell>
          <table:table-cell/>
          <table:table-cell office:value-type="float" office:value="807.679" calcext:value-type="float">
            <text:p>807,679</text:p>
          </table:table-cell>
          <table:table-cell office:value-type="float" office:value="761.899" calcext:value-type="float">
            <text:p>761,899</text:p>
          </table:table-cell>
          <table:table-cell table:number-columns-repeated="10"/>
        </table:table-row>
        <table:table-row table:style-name="ro1">
          <table:table-cell office:value-type="float" office:value="46.525" calcext:value-type="float">
            <text:p>46,525</text:p>
          </table:table-cell>
          <table:table-cell office:value-type="float" office:value="1.354" calcext:value-type="float">
            <text:p>1,354</text:p>
          </table:table-cell>
          <table:table-cell/>
          <table:table-cell office:value-type="float" office:value="806.479" calcext:value-type="float">
            <text:p>806,479</text:p>
          </table:table-cell>
          <table:table-cell office:value-type="float" office:value="760.889" calcext:value-type="float">
            <text:p>760,889</text:p>
          </table:table-cell>
          <table:table-cell table:number-columns-repeated="10"/>
        </table:table-row>
        <table:table-row table:style-name="ro1">
          <table:table-cell office:value-type="float" office:value="52.413" calcext:value-type="float">
            <text:p>52,413</text:p>
          </table:table-cell>
          <table:table-cell office:value-type="float" office:value="1.354" calcext:value-type="float">
            <text:p>1,354</text:p>
          </table:table-cell>
          <table:table-cell/>
          <table:table-cell office:value-type="float" office:value="808.23" calcext:value-type="float">
            <text:p>808,23</text:p>
          </table:table-cell>
          <table:table-cell office:value-type="float" office:value="760.867" calcext:value-type="float">
            <text:p>760,867</text:p>
          </table:table-cell>
          <table:table-cell table:number-columns-repeated="10"/>
        </table:table-row>
        <table:table-row table:style-name="ro1">
          <table:table-cell office:value-type="float" office:value="47.213" calcext:value-type="float">
            <text:p>47,213</text:p>
          </table:table-cell>
          <table:table-cell office:value-type="float" office:value="1.352" calcext:value-type="float">
            <text:p>1,352</text:p>
          </table:table-cell>
          <table:table-cell/>
          <table:table-cell office:value-type="float" office:value="810.217" calcext:value-type="float">
            <text:p>810,217</text:p>
          </table:table-cell>
          <table:table-cell office:value-type="float" office:value="760.201" calcext:value-type="float">
            <text:p>760,201</text:p>
          </table:table-cell>
          <table:table-cell table:number-columns-repeated="10"/>
        </table:table-row>
        <table:table-row table:style-name="ro1">
          <table:table-cell office:value-type="float" office:value="48.055" calcext:value-type="float">
            <text:p>48,055</text:p>
          </table:table-cell>
          <table:table-cell office:value-type="float" office:value="1.346" calcext:value-type="float">
            <text:p>1,346</text:p>
          </table:table-cell>
          <table:table-cell/>
          <table:table-cell office:value-type="float" office:value="810.744" calcext:value-type="float">
            <text:p>810,744</text:p>
          </table:table-cell>
          <table:table-cell office:value-type="float" office:value="759.414" calcext:value-type="float">
            <text:p>759,414</text:p>
          </table:table-cell>
          <table:table-cell table:number-columns-repeated="10"/>
        </table:table-row>
        <table:table-row table:style-name="ro1">
          <table:table-cell office:value-type="float" office:value="48.669" calcext:value-type="float">
            <text:p>48,669</text:p>
          </table:table-cell>
          <table:table-cell office:value-type="float" office:value="1.346" calcext:value-type="float">
            <text:p>1,346</text:p>
          </table:table-cell>
          <table:table-cell/>
          <table:table-cell office:value-type="float" office:value="803.559" calcext:value-type="float">
            <text:p>803,559</text:p>
          </table:table-cell>
          <table:table-cell office:value-type="float" office:value="758.941" calcext:value-type="float">
            <text:p>758,941</text:p>
          </table:table-cell>
          <table:table-cell table:number-columns-repeated="10"/>
        </table:table-row>
        <table:table-row table:style-name="ro1">
          <table:table-cell office:value-type="float" office:value="47.673" calcext:value-type="float">
            <text:p>47,673</text:p>
          </table:table-cell>
          <table:table-cell office:value-type="float" office:value="1.337" calcext:value-type="float">
            <text:p>1,337</text:p>
          </table:table-cell>
          <table:table-cell/>
          <table:table-cell office:value-type="float" office:value="805.829" calcext:value-type="float">
            <text:p>805,829</text:p>
          </table:table-cell>
          <table:table-cell office:value-type="float" office:value="758.004" calcext:value-type="float">
            <text:p>758,004</text:p>
          </table:table-cell>
          <table:table-cell table:number-columns-repeated="10"/>
        </table:table-row>
        <table:table-row table:style-name="ro1">
          <table:table-cell office:value-type="float" office:value="54.358" calcext:value-type="float">
            <text:p>54,358</text:p>
          </table:table-cell>
          <table:table-cell office:value-type="float" office:value="1.319" calcext:value-type="float">
            <text:p>1,319</text:p>
          </table:table-cell>
          <table:table-cell/>
          <table:table-cell office:value-type="float" office:value="831.241" calcext:value-type="float">
            <text:p>831,241</text:p>
          </table:table-cell>
          <table:table-cell office:value-type="float" office:value="757.882" calcext:value-type="float">
            <text:p>757,882</text:p>
          </table:table-cell>
          <table:table-cell table:number-columns-repeated="10"/>
        </table:table-row>
        <table:table-row table:style-name="ro1">
          <table:table-cell office:value-type="float" office:value="58.904" calcext:value-type="float">
            <text:p>58,904</text:p>
          </table:table-cell>
          <table:table-cell office:value-type="float" office:value="1.318" calcext:value-type="float">
            <text:p>1,318</text:p>
          </table:table-cell>
          <table:table-cell/>
          <table:table-cell office:value-type="float" office:value="804.001" calcext:value-type="float">
            <text:p>804,001</text:p>
          </table:table-cell>
          <table:table-cell office:value-type="float" office:value="757.323" calcext:value-type="float">
            <text:p>757,323</text:p>
          </table:table-cell>
          <table:table-cell table:number-columns-repeated="10"/>
        </table:table-row>
        <table:table-row table:style-name="ro1">
          <table:table-cell office:value-type="float" office:value="47.949" calcext:value-type="float">
            <text:p>47,949</text:p>
          </table:table-cell>
          <table:table-cell office:value-type="float" office:value="1.314" calcext:value-type="float">
            <text:p>1,314</text:p>
          </table:table-cell>
          <table:table-cell/>
          <table:table-cell office:value-type="float" office:value="803.612" calcext:value-type="float">
            <text:p>803,612</text:p>
          </table:table-cell>
          <table:table-cell office:value-type="float" office:value="756.693" calcext:value-type="float">
            <text:p>756,693</text:p>
          </table:table-cell>
          <table:table-cell table:number-columns-repeated="10"/>
        </table:table-row>
        <table:table-row table:style-name="ro1">
          <table:table-cell office:value-type="float" office:value="45.082" calcext:value-type="float">
            <text:p>45,082</text:p>
          </table:table-cell>
          <table:table-cell office:value-type="float" office:value="1.308" calcext:value-type="float">
            <text:p>1,308</text:p>
          </table:table-cell>
          <table:table-cell/>
          <table:table-cell office:value-type="float" office:value="805.942" calcext:value-type="float">
            <text:p>805,942</text:p>
          </table:table-cell>
          <table:table-cell office:value-type="float" office:value="756.23" calcext:value-type="float">
            <text:p>756,23</text:p>
          </table:table-cell>
          <table:table-cell table:number-columns-repeated="10"/>
        </table:table-row>
        <table:table-row table:style-name="ro1">
          <table:table-cell office:value-type="float" office:value="48.247" calcext:value-type="float">
            <text:p>48,247</text:p>
          </table:table-cell>
          <table:table-cell office:value-type="float" office:value="1.304" calcext:value-type="float">
            <text:p>1,304</text:p>
          </table:table-cell>
          <table:table-cell/>
          <table:table-cell office:value-type="float" office:value="803.489" calcext:value-type="float">
            <text:p>803,489</text:p>
          </table:table-cell>
          <table:table-cell office:value-type="float" office:value="756.13" calcext:value-type="float">
            <text:p>756,13</text:p>
          </table:table-cell>
          <table:table-cell table:number-columns-repeated="10"/>
        </table:table-row>
        <table:table-row table:style-name="ro1">
          <table:table-cell office:value-type="float" office:value="50.684" calcext:value-type="float">
            <text:p>50,684</text:p>
          </table:table-cell>
          <table:table-cell office:value-type="float" office:value="1.302" calcext:value-type="float">
            <text:p>1,302</text:p>
          </table:table-cell>
          <table:table-cell/>
          <table:table-cell office:value-type="float" office:value="802.901" calcext:value-type="float">
            <text:p>802,901</text:p>
          </table:table-cell>
          <table:table-cell office:value-type="float" office:value="755.693" calcext:value-type="float">
            <text:p>755,693</text:p>
          </table:table-cell>
          <table:table-cell table:number-columns-repeated="10"/>
        </table:table-row>
        <table:table-row table:style-name="ro1">
          <table:table-cell office:value-type="float" office:value="48.559" calcext:value-type="float">
            <text:p>48,559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803.225" calcext:value-type="float">
            <text:p>803,225</text:p>
          </table:table-cell>
          <table:table-cell office:value-type="float" office:value="755.2" calcext:value-type="float">
            <text:p>755,2</text:p>
          </table:table-cell>
          <table:table-cell table:number-columns-repeated="10"/>
        </table:table-row>
        <table:table-row table:style-name="ro1">
          <table:table-cell office:value-type="float" office:value="46.54" calcext:value-type="float">
            <text:p>46,54</text:p>
          </table:table-cell>
          <table:table-cell office:value-type="float" office:value="1.299" calcext:value-type="float">
            <text:p>1,299</text:p>
          </table:table-cell>
          <table:table-cell/>
          <table:table-cell office:value-type="float" office:value="800.449" calcext:value-type="float">
            <text:p>800,449</text:p>
          </table:table-cell>
          <table:table-cell office:value-type="float" office:value="755.031" calcext:value-type="float">
            <text:p>755,031</text:p>
          </table:table-cell>
          <table:table-cell table:number-columns-repeated="10"/>
        </table:table-row>
        <table:table-row table:style-name="ro1">
          <table:table-cell office:value-type="float" office:value="48.021" calcext:value-type="float">
            <text:p>48,021</text:p>
          </table:table-cell>
          <table:table-cell office:value-type="float" office:value="1.299" calcext:value-type="float">
            <text:p>1,299</text:p>
          </table:table-cell>
          <table:table-cell/>
          <table:table-cell office:value-type="float" office:value="799.29" calcext:value-type="float">
            <text:p>799,29</text:p>
          </table:table-cell>
          <table:table-cell office:value-type="float" office:value="754.223" calcext:value-type="float">
            <text:p>754,223</text:p>
          </table:table-cell>
          <table:table-cell table:number-columns-repeated="10"/>
        </table:table-row>
        <table:table-row table:style-name="ro1">
          <table:table-cell office:value-type="float" office:value="48.531" calcext:value-type="float">
            <text:p>48,531</text:p>
          </table:table-cell>
          <table:table-cell office:value-type="float" office:value="1.298" calcext:value-type="float">
            <text:p>1,298</text:p>
          </table:table-cell>
          <table:table-cell/>
          <table:table-cell office:value-type="float" office:value="798.929" calcext:value-type="float">
            <text:p>798,929</text:p>
          </table:table-cell>
          <table:table-cell office:value-type="float" office:value="754.014" calcext:value-type="float">
            <text:p>754,014</text:p>
          </table:table-cell>
          <table:table-cell table:number-columns-repeated="10"/>
        </table:table-row>
        <table:table-row table:style-name="ro1">
          <table:table-cell office:value-type="float" office:value="54.09" calcext:value-type="float">
            <text:p>54,09</text:p>
          </table:table-cell>
          <table:table-cell office:value-type="float" office:value="1.296" calcext:value-type="float">
            <text:p>1,296</text:p>
          </table:table-cell>
          <table:table-cell/>
          <table:table-cell office:value-type="float" office:value="799.134" calcext:value-type="float">
            <text:p>799,134</text:p>
          </table:table-cell>
          <table:table-cell office:value-type="float" office:value="753.034" calcext:value-type="float">
            <text:p>753,034</text:p>
          </table:table-cell>
          <table:table-cell table:number-columns-repeated="10"/>
        </table:table-row>
        <table:table-row table:style-name="ro1">
          <table:table-cell office:value-type="float" office:value="47.108" calcext:value-type="float">
            <text:p>47,108</text:p>
          </table:table-cell>
          <table:table-cell office:value-type="float" office:value="1.284" calcext:value-type="float">
            <text:p>1,284</text:p>
          </table:table-cell>
          <table:table-cell/>
          <table:table-cell office:value-type="float" office:value="807.03" calcext:value-type="float">
            <text:p>807,03</text:p>
          </table:table-cell>
          <table:table-cell office:value-type="float" office:value="752.902" calcext:value-type="float">
            <text:p>752,902</text:p>
          </table:table-cell>
          <table:table-cell table:number-columns-repeated="10"/>
        </table:table-row>
        <table:table-row table:style-name="ro1">
          <table:table-cell office:value-type="float" office:value="55.768" calcext:value-type="float">
            <text:p>55,768</text:p>
          </table:table-cell>
          <table:table-cell office:value-type="float" office:value="1.283" calcext:value-type="float">
            <text:p>1,283</text:p>
          </table:table-cell>
          <table:table-cell/>
          <table:table-cell office:value-type="float" office:value="798.841" calcext:value-type="float">
            <text:p>798,841</text:p>
          </table:table-cell>
          <table:table-cell office:value-type="float" office:value="752.76" calcext:value-type="float">
            <text:p>752,76</text:p>
          </table:table-cell>
          <table:table-cell table:number-columns-repeated="10"/>
        </table:table-row>
        <table:table-row table:style-name="ro1">
          <table:table-cell office:value-type="float" office:value="47.543" calcext:value-type="float">
            <text:p>47,543</text:p>
          </table:table-cell>
          <table:table-cell office:value-type="float" office:value="1.27" calcext:value-type="float">
            <text:p>1,27</text:p>
          </table:table-cell>
          <table:table-cell/>
          <table:table-cell office:value-type="float" office:value="798.454" calcext:value-type="float">
            <text:p>798,454</text:p>
          </table:table-cell>
          <table:table-cell office:value-type="float" office:value="752.682" calcext:value-type="float">
            <text:p>752,682</text:p>
          </table:table-cell>
          <table:table-cell table:number-columns-repeated="10"/>
        </table:table-row>
        <table:table-row table:style-name="ro1">
          <table:table-cell office:value-type="float" office:value="46.572" calcext:value-type="float">
            <text:p>46,572</text:p>
          </table:table-cell>
          <table:table-cell office:value-type="float" office:value="1.265" calcext:value-type="float">
            <text:p>1,265</text:p>
          </table:table-cell>
          <table:table-cell/>
          <table:table-cell office:value-type="float" office:value="798.387" calcext:value-type="float">
            <text:p>798,387</text:p>
          </table:table-cell>
          <table:table-cell office:value-type="float" office:value="752.398" calcext:value-type="float">
            <text:p>752,398</text:p>
          </table:table-cell>
          <table:table-cell table:number-columns-repeated="10"/>
        </table:table-row>
        <table:table-row table:style-name="ro1">
          <table:table-cell office:value-type="float" office:value="52.221" calcext:value-type="float">
            <text:p>52,221</text:p>
          </table:table-cell>
          <table:table-cell office:value-type="float" office:value="1.258" calcext:value-type="float">
            <text:p>1,258</text:p>
          </table:table-cell>
          <table:table-cell/>
          <table:table-cell office:value-type="float" office:value="797.6" calcext:value-type="float">
            <text:p>797,6</text:p>
          </table:table-cell>
          <table:table-cell office:value-type="float" office:value="752.251" calcext:value-type="float">
            <text:p>752,251</text:p>
          </table:table-cell>
          <table:table-cell table:number-columns-repeated="10"/>
        </table:table-row>
        <table:table-row table:style-name="ro1">
          <table:table-cell office:value-type="float" office:value="51.97" calcext:value-type="float">
            <text:p>51,97</text:p>
          </table:table-cell>
          <table:table-cell office:value-type="float" office:value="1.256" calcext:value-type="float">
            <text:p>1,256</text:p>
          </table:table-cell>
          <table:table-cell/>
          <table:table-cell office:value-type="float" office:value="798.92" calcext:value-type="float">
            <text:p>798,92</text:p>
          </table:table-cell>
          <table:table-cell office:value-type="float" office:value="752.137" calcext:value-type="float">
            <text:p>752,137</text:p>
          </table:table-cell>
          <table:table-cell table:number-columns-repeated="10"/>
        </table:table-row>
        <table:table-row table:style-name="ro1">
          <table:table-cell office:value-type="float" office:value="46.92" calcext:value-type="float">
            <text:p>46,92</text:p>
          </table:table-cell>
          <table:table-cell office:value-type="float" office:value="1.252" calcext:value-type="float">
            <text:p>1,252</text:p>
          </table:table-cell>
          <table:table-cell/>
          <table:table-cell office:value-type="float" office:value="796.268" calcext:value-type="float">
            <text:p>796,268</text:p>
          </table:table-cell>
          <table:table-cell office:value-type="float" office:value="750.458" calcext:value-type="float">
            <text:p>750,458</text:p>
          </table:table-cell>
          <table:table-cell table:number-columns-repeated="10"/>
        </table:table-row>
        <table:table-row table:style-name="ro1">
          <table:table-cell office:value-type="float" office:value="53.351" calcext:value-type="float">
            <text:p>53,351</text:p>
          </table:table-cell>
          <table:table-cell office:value-type="float" office:value="1.247" calcext:value-type="float">
            <text:p>1,247</text:p>
          </table:table-cell>
          <table:table-cell/>
          <table:table-cell office:value-type="float" office:value="795.629" calcext:value-type="float">
            <text:p>795,629</text:p>
          </table:table-cell>
          <table:table-cell office:value-type="float" office:value="750.426" calcext:value-type="float">
            <text:p>750,426</text:p>
          </table:table-cell>
          <table:table-cell table:number-columns-repeated="10"/>
        </table:table-row>
        <table:table-row table:style-name="ro1">
          <table:table-cell office:value-type="float" office:value="49.596" calcext:value-type="float">
            <text:p>49,596</text:p>
          </table:table-cell>
          <table:table-cell office:value-type="float" office:value="1.241" calcext:value-type="float">
            <text:p>1,241</text:p>
          </table:table-cell>
          <table:table-cell/>
          <table:table-cell office:value-type="float" office:value="798.959" calcext:value-type="float">
            <text:p>798,959</text:p>
          </table:table-cell>
          <table:table-cell office:value-type="float" office:value="750.418" calcext:value-type="float">
            <text:p>750,418</text:p>
          </table:table-cell>
          <table:table-cell table:number-columns-repeated="10"/>
        </table:table-row>
        <table:table-row table:style-name="ro1">
          <table:table-cell office:value-type="float" office:value="46.947" calcext:value-type="float">
            <text:p>46,947</text:p>
          </table:table-cell>
          <table:table-cell office:value-type="float" office:value="1.238" calcext:value-type="float">
            <text:p>1,238</text:p>
          </table:table-cell>
          <table:table-cell/>
          <table:table-cell office:value-type="float" office:value="794.199" calcext:value-type="float">
            <text:p>794,199</text:p>
          </table:table-cell>
          <table:table-cell office:value-type="float" office:value="750.05" calcext:value-type="float">
            <text:p>750,05</text:p>
          </table:table-cell>
          <table:table-cell table:number-columns-repeated="10"/>
        </table:table-row>
        <table:table-row table:style-name="ro1">
          <table:table-cell office:value-type="float" office:value="52.599" calcext:value-type="float">
            <text:p>52,599</text:p>
          </table:table-cell>
          <table:table-cell office:value-type="float" office:value="1.235" calcext:value-type="float">
            <text:p>1,235</text:p>
          </table:table-cell>
          <table:table-cell/>
          <table:table-cell office:value-type="float" office:value="797.372" calcext:value-type="float">
            <text:p>797,372</text:p>
          </table:table-cell>
          <table:table-cell office:value-type="float" office:value="750.012" calcext:value-type="float">
            <text:p>750,012</text:p>
          </table:table-cell>
          <table:table-cell table:number-columns-repeated="10"/>
        </table:table-row>
        <table:table-row table:style-name="ro1">
          <table:table-cell office:value-type="float" office:value="55.805" calcext:value-type="float">
            <text:p>55,805</text:p>
          </table:table-cell>
          <table:table-cell office:value-type="float" office:value="1.232" calcext:value-type="float">
            <text:p>1,232</text:p>
          </table:table-cell>
          <table:table-cell/>
          <table:table-cell office:value-type="float" office:value="794.021" calcext:value-type="float">
            <text:p>794,021</text:p>
          </table:table-cell>
          <table:table-cell office:value-type="float" office:value="749.121" calcext:value-type="float">
            <text:p>749,121</text:p>
          </table:table-cell>
          <table:table-cell table:number-columns-repeated="10"/>
        </table:table-row>
        <table:table-row table:style-name="ro1">
          <table:table-cell office:value-type="float" office:value="52.985" calcext:value-type="float">
            <text:p>52,985</text:p>
          </table:table-cell>
          <table:table-cell office:value-type="float" office:value="1.226" calcext:value-type="float">
            <text:p>1,226</text:p>
          </table:table-cell>
          <table:table-cell/>
          <table:table-cell office:value-type="float" office:value="800.504" calcext:value-type="float">
            <text:p>800,504</text:p>
          </table:table-cell>
          <table:table-cell office:value-type="float" office:value="749.049" calcext:value-type="float">
            <text:p>749,049</text:p>
          </table:table-cell>
          <table:table-cell table:number-columns-repeated="10"/>
        </table:table-row>
        <table:table-row table:style-name="ro1">
          <table:table-cell office:value-type="float" office:value="47.783" calcext:value-type="float">
            <text:p>47,783</text:p>
          </table:table-cell>
          <table:table-cell office:value-type="float" office:value="1.226" calcext:value-type="float">
            <text:p>1,226</text:p>
          </table:table-cell>
          <table:table-cell/>
          <table:table-cell office:value-type="float" office:value="794.049" calcext:value-type="float">
            <text:p>794,049</text:p>
          </table:table-cell>
          <table:table-cell office:value-type="float" office:value="748.384" calcext:value-type="float">
            <text:p>748,384</text:p>
          </table:table-cell>
          <table:table-cell table:number-columns-repeated="10"/>
        </table:table-row>
        <table:table-row table:style-name="ro1">
          <table:table-cell office:value-type="float" office:value="47.396" calcext:value-type="float">
            <text:p>47,396</text:p>
          </table:table-cell>
          <table:table-cell office:value-type="float" office:value="1.223" calcext:value-type="float">
            <text:p>1,223</text:p>
          </table:table-cell>
          <table:table-cell/>
          <table:table-cell office:value-type="float" office:value="794.2" calcext:value-type="float">
            <text:p>794,2</text:p>
          </table:table-cell>
          <table:table-cell office:value-type="float" office:value="747.882" calcext:value-type="float">
            <text:p>747,882</text:p>
          </table:table-cell>
          <table:table-cell table:number-columns-repeated="10"/>
        </table:table-row>
        <table:table-row table:style-name="ro1">
          <table:table-cell office:value-type="float" office:value="51.994" calcext:value-type="float">
            <text:p>51,994</text:p>
          </table:table-cell>
          <table:table-cell office:value-type="float" office:value="1.221" calcext:value-type="float">
            <text:p>1,221</text:p>
          </table:table-cell>
          <table:table-cell/>
          <table:table-cell office:value-type="float" office:value="794.302" calcext:value-type="float">
            <text:p>794,302</text:p>
          </table:table-cell>
          <table:table-cell office:value-type="float" office:value="746.717" calcext:value-type="float">
            <text:p>746,717</text:p>
          </table:table-cell>
          <table:table-cell table:number-columns-repeated="10"/>
        </table:table-row>
        <table:table-row table:style-name="ro1">
          <table:table-cell office:value-type="float" office:value="54.859" calcext:value-type="float">
            <text:p>54,859</text:p>
          </table:table-cell>
          <table:table-cell office:value-type="float" office:value="1.219" calcext:value-type="float">
            <text:p>1,219</text:p>
          </table:table-cell>
          <table:table-cell/>
          <table:table-cell office:value-type="float" office:value="790.217" calcext:value-type="float">
            <text:p>790,217</text:p>
          </table:table-cell>
          <table:table-cell office:value-type="float" office:value="743.013" calcext:value-type="float">
            <text:p>743,013</text:p>
          </table:table-cell>
          <table:table-cell table:number-columns-repeated="10"/>
        </table:table-row>
        <table:table-row table:style-name="ro1">
          <table:table-cell office:value-type="float" office:value="47.638" calcext:value-type="float">
            <text:p>47,638</text:p>
          </table:table-cell>
          <table:table-cell office:value-type="float" office:value="1.195" calcext:value-type="float">
            <text:p>1,195</text:p>
          </table:table-cell>
          <table:table-cell/>
          <table:table-cell office:value-type="float" office:value="811.882" calcext:value-type="float">
            <text:p>811,882</text:p>
          </table:table-cell>
          <table:table-cell office:value-type="float" office:value="718.415" calcext:value-type="float">
            <text:p>718,415</text:p>
          </table:table-cell>
          <table:table-cell table:number-columns-repeated="10"/>
        </table:table-row>
        <table:table-row table:style-name="ro1">
          <table:table-cell office:value-type="float" office:value="49.166" calcext:value-type="float">
            <text:p>49,166</text:p>
          </table:table-cell>
          <table:table-cell office:value-type="float" office:value="1.193" calcext:value-type="float">
            <text:p>1,193</text:p>
          </table:table-cell>
          <table:table-cell/>
          <table:table-cell office:value-type="float" office:value="764.139" calcext:value-type="float">
            <text:p>764,139</text:p>
          </table:table-cell>
          <table:table-cell office:value-type="float" office:value="717.397" calcext:value-type="float">
            <text:p>717,397</text:p>
          </table:table-cell>
          <table:table-cell table:number-columns-repeated="10"/>
        </table:table-row>
        <table:table-row table:style-name="ro1">
          <table:table-cell office:value-type="float" office:value="53.047" calcext:value-type="float">
            <text:p>53,047</text:p>
          </table:table-cell>
          <table:table-cell office:value-type="float" office:value="1.187" calcext:value-type="float">
            <text:p>1,187</text:p>
          </table:table-cell>
          <table:table-cell/>
          <table:table-cell office:value-type="float" office:value="797.469" calcext:value-type="float">
            <text:p>797,469</text:p>
          </table:table-cell>
          <table:table-cell office:value-type="float" office:value="716.137" calcext:value-type="float">
            <text:p>716,137</text:p>
          </table:table-cell>
          <table:table-cell table:number-columns-repeated="10"/>
        </table:table-row>
        <table:table-row table:style-name="ro1">
          <table:table-cell office:value-type="float" office:value="53.723" calcext:value-type="float">
            <text:p>53,723</text:p>
          </table:table-cell>
          <table:table-cell office:value-type="float" office:value="1.183" calcext:value-type="float">
            <text:p>1,183</text:p>
          </table:table-cell>
          <table:table-cell/>
          <table:table-cell office:value-type="float" office:value="796.805" calcext:value-type="float">
            <text:p>796,805</text:p>
          </table:table-cell>
          <table:table-cell office:value-type="float" office:value="714.277" calcext:value-type="float">
            <text:p>714,277</text:p>
          </table:table-cell>
          <table:table-cell table:number-columns-repeated="10"/>
        </table:table-row>
        <table:table-row table:style-name="ro1">
          <table:table-cell office:value-type="float" office:value="46.76" calcext:value-type="float">
            <text:p>46,76</text:p>
          </table:table-cell>
          <table:table-cell office:value-type="float" office:value="1.177" calcext:value-type="float">
            <text:p>1,177</text:p>
          </table:table-cell>
          <table:table-cell/>
          <table:table-cell office:value-type="float" office:value="769.565" calcext:value-type="float">
            <text:p>769,565</text:p>
          </table:table-cell>
          <table:table-cell office:value-type="float" office:value="709.835" calcext:value-type="float">
            <text:p>709,835</text:p>
          </table:table-cell>
          <table:table-cell table:number-columns-repeated="10"/>
        </table:table-row>
        <table:table-row table:style-name="ro1">
          <table:table-cell office:value-type="float" office:value="48.846" calcext:value-type="float">
            <text:p>48,846</text:p>
          </table:table-cell>
          <table:table-cell office:value-type="float" office:value="1.176" calcext:value-type="float">
            <text:p>1,176</text:p>
          </table:table-cell>
          <table:table-cell/>
          <table:table-cell office:value-type="float" office:value="787.434" calcext:value-type="float">
            <text:p>787,434</text:p>
          </table:table-cell>
          <table:table-cell office:value-type="float" office:value="708.996" calcext:value-type="float">
            <text:p>708,996</text:p>
          </table:table-cell>
          <table:table-cell table:number-columns-repeated="10"/>
        </table:table-row>
        <table:table-row table:style-name="ro1">
          <table:table-cell office:value-type="float" office:value="48.921" calcext:value-type="float">
            <text:p>48,921</text:p>
          </table:table-cell>
          <table:table-cell office:value-type="float" office:value="1.173" calcext:value-type="float">
            <text:p>1,173</text:p>
          </table:table-cell>
          <table:table-cell/>
          <table:table-cell office:value-type="float" office:value="791.911" calcext:value-type="float">
            <text:p>791,911</text:p>
          </table:table-cell>
          <table:table-cell office:value-type="float" office:value="708.242" calcext:value-type="float">
            <text:p>708,242</text:p>
          </table:table-cell>
          <table:table-cell table:number-columns-repeated="10"/>
        </table:table-row>
        <table:table-row table:style-name="ro1">
          <table:table-cell office:value-type="float" office:value="46.35" calcext:value-type="float">
            <text:p>46,35</text:p>
          </table:table-cell>
          <table:table-cell office:value-type="float" office:value="1.148" calcext:value-type="float">
            <text:p>1,148</text:p>
          </table:table-cell>
          <table:table-cell/>
          <table:table-cell office:value-type="float" office:value="791.833" calcext:value-type="float">
            <text:p>791,833</text:p>
          </table:table-cell>
          <table:table-cell office:value-type="float" office:value="707.847" calcext:value-type="float">
            <text:p>707,847</text:p>
          </table:table-cell>
          <table:table-cell table:number-columns-repeated="10"/>
        </table:table-row>
        <table:table-row table:style-name="ro1">
          <table:table-cell office:value-type="float" office:value="48.096" calcext:value-type="float">
            <text:p>48,096</text:p>
          </table:table-cell>
          <table:table-cell office:value-type="float" office:value="1.13" calcext:value-type="float">
            <text:p>1,13</text:p>
          </table:table-cell>
          <table:table-cell/>
          <table:table-cell office:value-type="float" office:value="718.322" calcext:value-type="float">
            <text:p>718,322</text:p>
          </table:table-cell>
          <table:table-cell office:value-type="float" office:value="672.807" calcext:value-type="float">
            <text:p>672,807</text:p>
          </table:table-cell>
          <table:table-cell table:number-columns-repeated="10"/>
        </table:table-row>
        <table:table-row table:style-name="ro1">
          <table:table-cell office:value-type="float" office:value="47.313" calcext:value-type="float">
            <text:p>47,313</text:p>
          </table:table-cell>
          <table:table-cell office:value-type="float" office:value="1.116" calcext:value-type="float">
            <text:p>1,116</text:p>
          </table:table-cell>
          <table:table-cell/>
          <table:table-cell office:value-type="float" office:value="715.946" calcext:value-type="float">
            <text:p>715,946</text:p>
          </table:table-cell>
          <table:table-cell office:value-type="float" office:value="671.252" calcext:value-type="float">
            <text:p>671,252</text:p>
          </table:table-cell>
          <table:table-cell table:number-columns-repeated="10"/>
        </table:table-row>
        <table:table-row table:style-name="ro1">
          <table:table-cell office:value-type="float" office:value="45.801" calcext:value-type="float">
            <text:p>45,801</text:p>
          </table:table-cell>
          <table:table-cell office:value-type="float" office:value="1.092" calcext:value-type="float">
            <text:p>1,092</text:p>
          </table:table-cell>
          <table:table-cell/>
          <table:table-cell office:value-type="float" office:value="715.126" calcext:value-type="float">
            <text:p>715,126</text:p>
          </table:table-cell>
          <table:table-cell office:value-type="float" office:value="671.197" calcext:value-type="float">
            <text:p>671,197</text:p>
          </table:table-cell>
          <table:table-cell table:number-columns-repeated="10"/>
        </table:table-row>
        <table:table-row table:style-name="ro1">
          <table:table-cell office:value-type="float" office:value="70.012" calcext:value-type="float">
            <text:p>70,012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700.064" calcext:value-type="float">
            <text:p>700,064</text:p>
          </table:table-cell>
          <table:table-cell office:value-type="float" office:value="654.862" calcext:value-type="float">
            <text:p>654,862</text:p>
          </table:table-cell>
          <table:table-cell table:number-columns-repeated="10"/>
        </table:table-row>
      </table:table>
      <table:table table:name="PY37-512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['PY37-512MB'.N7]-['PY37-512MB'.$L7]" office:value-type="string" office:string-value="" calcext:value-type="error">
            <text:p>#DIV/0!</text:p>
          </table:table-cell>
          <table:table-cell table:formula="of:=['PY37-512MB'.O7]-['PY37-512MB'.$L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formula="of:=AVERAGE(['PY37-512MB'.$B$5:.$B$104])" office:value-type="string" office:string-value="" calcext:value-type="error">
            <text:p>#DIV/0!</text:p>
          </table:table-cell>
          <table:table-cell table:formula="of:=STDEV(['PY37-512MB'.$B$5:.$B$104])" office:value-type="string" office:string-value="" calcext:value-type="error">
            <text:p>#DIV/0!</text:p>
          </table:table-cell>
          <table:table-cell table:formula="of:=MIN(['PY37-512MB'.$B$5:.$B$104])" office:value-type="float" office:value="0" calcext:value-type="float">
            <text:p>0</text:p>
          </table:table-cell>
          <table:table-cell table:formula="of:=MAX(['PY37-512MB'.$B$5:.$B$104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table:formula="of:=AVERAGE(['PY37-512MB'.$E$11:.$E$104])" office:value-type="string" office:string-value="" calcext:value-type="error">
            <text:p>#DIV/0!</text:p>
          </table:table-cell>
          <table:table-cell table:formula="of:=STDEV(['PY37-512MB'.$E$11:.$E$104])" office:value-type="string" office:string-value="" calcext:value-type="error">
            <text:p>#DIV/0!</text:p>
          </table:table-cell>
          <table:table-cell table:formula="of:=MIN(['PY37-512MB'.$E$11:.$E$104])" office:value-type="float" office:value="0" calcext:value-type="float">
            <text:p>0</text:p>
          </table:table-cell>
          <table:table-cell table:formula="of:=MAX(['PY37-512MB'.$E$11:.$E$104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0000" calcext:value-type="float">
            <text:p>10000</text:p>
          </table:table-cell>
          <table:table-cell table:formula="of:=AVERAGE(['PY37-512MB'.$H$5:.$H$104])" office:value-type="string" office:string-value="" calcext:value-type="error">
            <text:p>#DIV/0!</text:p>
          </table:table-cell>
          <table:table-cell table:formula="of:=STDEV(['PY37-512MB'.$H$5:.$H$104])" office:value-type="string" office:string-value="" calcext:value-type="error">
            <text:p>#DIV/0!</text:p>
          </table:table-cell>
          <table:table-cell table:formula="of:=MIN(['PY37-512MB'.$H$5:.$H$104])" office:value-type="float" office:value="0" calcext:value-type="float">
            <text:p>0</text:p>
          </table:table-cell>
          <table:table-cell table:formula="of:=MAX(['PY37-512MB'.$H$5:.$H$104])" office:value-type="float" office:value="0" calcext:value-type="float">
            <text:p>0</text:p>
          </table:table-cell>
        </table:table-row>
      </table:table>
      <table:table table:name="PY37-1024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['PY37-1024MB'.N7]-['PY37-1024MB'.$L7]" office:value-type="string" office:string-value="" calcext:value-type="error">
            <text:p>#DIV/0!</text:p>
          </table:table-cell>
          <table:table-cell table:formula="of:=['PY37-1024MB'.O7]-['PY37-1024MB'.$L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formula="of:=AVERAGE(['PY37-1024MB'.$B$5:.$B$104])" office:value-type="string" office:string-value="" calcext:value-type="error">
            <text:p>#DIV/0!</text:p>
          </table:table-cell>
          <table:table-cell table:formula="of:=STDEV(['PY37-1024MB'.$B$5:.$B$104])" office:value-type="string" office:string-value="" calcext:value-type="error">
            <text:p>#DIV/0!</text:p>
          </table:table-cell>
          <table:table-cell table:formula="of:=MIN(['PY37-1024MB'.$B$5:.$B$104])" office:value-type="float" office:value="0" calcext:value-type="float">
            <text:p>0</text:p>
          </table:table-cell>
          <table:table-cell table:formula="of:=MAX(['PY37-1024MB'.$B$5:.$B$104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table:formula="of:=AVERAGE(['PY37-1024MB'.$E$5:.$E$104])" office:value-type="string" office:string-value="" calcext:value-type="error">
            <text:p>#DIV/0!</text:p>
          </table:table-cell>
          <table:table-cell table:formula="of:=STDEV(['PY37-1024MB'.$E$5:.$E$104])" office:value-type="string" office:string-value="" calcext:value-type="error">
            <text:p>#DIV/0!</text:p>
          </table:table-cell>
          <table:table-cell table:formula="of:=MIN(['PY37-1024MB'.$E$5:.$E$104])" office:value-type="float" office:value="0" calcext:value-type="float">
            <text:p>0</text:p>
          </table:table-cell>
          <table:table-cell table:formula="of:=MAX(['PY37-1024MB'.$E$5:.$E$104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0000" calcext:value-type="float">
            <text:p>10000</text:p>
          </table:table-cell>
          <table:table-cell table:formula="of:=AVERAGE(['PY37-1024MB'.$H$5:.$H$104])" office:value-type="string" office:string-value="" calcext:value-type="error">
            <text:p>#DIV/0!</text:p>
          </table:table-cell>
          <table:table-cell table:formula="of:=STDEV(['PY37-1024MB'.$H$5:.$H$104])" office:value-type="string" office:string-value="" calcext:value-type="error">
            <text:p>#DIV/0!</text:p>
          </table:table-cell>
          <table:table-cell table:formula="of:=MIN(['PY37-1024MB'.$H$5:.$H$104])" office:value-type="float" office:value="0" calcext:value-type="float">
            <text:p>0</text:p>
          </table:table-cell>
          <table:table-cell table:formula="of:=MAX(['PY37-1024MB'.$H$5:.$H$104])" office:value-type="float" office:value="0" calcext:value-type="float">
            <text:p>0</text:p>
          </table:table-cell>
        </table:table-row>
      </table:table>
      <table:table table:name="PY37-2048MB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['PY37-2048MB'.N7]-['PY37-2048MB'.$L7]" office:value-type="string" office:string-value="" calcext:value-type="error">
            <text:p>#DIV/0!</text:p>
          </table:table-cell>
          <table:table-cell table:formula="of:=['PY37-2048MB'.O7]-['PY37-2048MB'.$L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formula="of:=AVERAGE(['PY37-2048MB'.$B$5:.$B$104])" office:value-type="string" office:string-value="" calcext:value-type="error">
            <text:p>#DIV/0!</text:p>
          </table:table-cell>
          <table:table-cell table:formula="of:=STDEV(['PY37-2048MB'.$B$5:.$B$104])" office:value-type="string" office:string-value="" calcext:value-type="error">
            <text:p>#DIV/0!</text:p>
          </table:table-cell>
          <table:table-cell table:formula="of:=MIN(['PY37-2048MB'.$B$5:.$B$104])" office:value-type="float" office:value="0" calcext:value-type="float">
            <text:p>0</text:p>
          </table:table-cell>
          <table:table-cell table:formula="of:=MAX(['PY37-2048MB'.$B$5:.$B$104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table:formula="of:=AVERAGE(['PY37-2048MB'.$E$6:.$E$104])" office:value-type="string" office:string-value="" calcext:value-type="error">
            <text:p>#DIV/0!</text:p>
          </table:table-cell>
          <table:table-cell table:formula="of:=STDEV(['PY37-2048MB'.$E$6:.$E$104])" office:value-type="string" office:string-value="" calcext:value-type="error">
            <text:p>#DIV/0!</text:p>
          </table:table-cell>
          <table:table-cell table:formula="of:=MIN(['PY37-2048MB'.$E$5:.$E$104])" office:value-type="float" office:value="0" calcext:value-type="float">
            <text:p>0</text:p>
          </table:table-cell>
          <table:table-cell table:formula="of:=MAX(['PY37-2048MB'.$E$5:.$E$104]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0000" calcext:value-type="float">
            <text:p>10000</text:p>
          </table:table-cell>
          <table:table-cell table:formula="of:=AVERAGE(['PY37-2048MB'.$H$5:.$H$104])" office:value-type="string" office:string-value="" calcext:value-type="error">
            <text:p>#DIV/0!</text:p>
          </table:table-cell>
          <table:table-cell table:formula="of:=STDEV(['PY37-2048MB'.$H$5:.$H$104])" office:value-type="string" office:string-value="" calcext:value-type="error">
            <text:p>#DIV/0!</text:p>
          </table:table-cell>
          <table:table-cell table:formula="of:=MIN(['PY37-2048MB'.$H$5:.$H$104])" office:value-type="float" office:value="0" calcext:value-type="float">
            <text:p>0</text:p>
          </table:table-cell>
          <table:table-cell table:formula="of:=MAX(['PY37-2048MB'.$H$5:.$H$104])" office:value-type="float" office:value="0" calcext:value-type="float">
            <text:p>0</text:p>
          </table:table-cell>
        </table:table-row>
      </table:table>
      <table:table table:name="RESULT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024238559" calcext:value-type="float">
            <text:p>0,024238559</text:p>
          </table:table-cell>
          <table:table-cell office:value-type="float" office:value="1.941292422" calcext:value-type="float">
            <text:p>1,941292422</text:p>
          </table:table-cell>
          <table:table-cell office:value-type="float" office:value="833.2309215" calcext:value-type="float">
            <text:p>833,2309215</text:p>
          </table:table-cell>
        </table:table-row>
        <table:table-row table:style-name="ro1">
          <table:table-cell table:number-columns-repeated="2"/>
          <table:table-cell office:value-type="float" office:value="0.004690406" calcext:value-type="float">
            <text:p>0,004690406</text:p>
          </table:table-cell>
          <table:table-cell office:value-type="float" office:value="0.055011744" calcext:value-type="float">
            <text:p>0,055011744</text:p>
          </table:table-cell>
          <table:table-cell office:value-type="float" office:value="44.79296913" calcext:value-type="float">
            <text:p>44,792969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0.02365201" calcext:value-type="float">
            <text:p>0,02365201</text:p>
          </table:table-cell>
          <table:table-cell office:value-type="float" office:value="1.926356436" calcext:value-type="float">
            <text:p>1,926356436</text:p>
          </table:table-cell>
          <table:table-cell office:value-type="float" office:value="922.1683819" calcext:value-type="float">
            <text:p>922,1683819</text:p>
          </table:table-cell>
        </table:table-row>
        <table:table-row table:style-name="ro1">
          <table:table-cell table:number-columns-repeated="2"/>
          <table:table-cell office:value-type="float" office:value="0.001208375" calcext:value-type="float">
            <text:p>0,001208375</text:p>
          </table:table-cell>
          <table:table-cell office:value-type="float" office:value="0.047748739" calcext:value-type="float">
            <text:p>0,047748739</text:p>
          </table:table-cell>
          <table:table-cell office:value-type="float" office:value="24.46575885" calcext:value-type="float">
            <text:p>24,465758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0.024200468" calcext:value-type="float">
            <text:p>0,024200468</text:p>
          </table:table-cell>
          <table:table-cell office:value-type="float" office:value="1.96407749" calcext:value-type="float">
            <text:p>1,96407749</text:p>
          </table:table-cell>
          <table:table-cell office:value-type="float" office:value="958.5561843" calcext:value-type="float">
            <text:p>958,5561843</text:p>
          </table:table-cell>
        </table:table-row>
        <table:table-row table:style-name="ro1">
          <table:table-cell table:number-columns-repeated="2"/>
          <table:table-cell office:value-type="float" office:value="0.00179376" calcext:value-type="float">
            <text:p>0,00179376</text:p>
          </table:table-cell>
          <table:table-cell office:value-type="float" office:value="0.04784891" calcext:value-type="float">
            <text:p>0,04784891</text:p>
          </table:table-cell>
          <table:table-cell office:value-type="float" office:value="13.65343281" calcext:value-type="float">
            <text:p>13,653432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0.023026594" calcext:value-type="float">
            <text:p>0,023026594</text:p>
          </table:table-cell>
          <table:table-cell office:value-type="float" office:value="1.822968677" calcext:value-type="float">
            <text:p>1,822968677</text:p>
          </table:table-cell>
          <table:table-cell office:value-type="float" office:value="447.3665452" calcext:value-type="float">
            <text:p>447,3665452</text:p>
          </table:table-cell>
        </table:table-row>
        <table:table-row table:style-name="ro1">
          <table:table-cell table:number-columns-repeated="2"/>
          <table:table-cell office:value-type="float" office:value="0.00126857" calcext:value-type="float">
            <text:p>0,00126857</text:p>
          </table:table-cell>
          <table:table-cell office:value-type="float" office:value="0.039917621" calcext:value-type="float">
            <text:p>0,039917621</text:p>
          </table:table-cell>
          <table:table-cell office:value-type="float" office:value="6.31333437" calcext:value-type="float">
            <text:p>6,3133343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0.024443451" calcext:value-type="float">
            <text:p>0,024443451</text:p>
          </table:table-cell>
          <table:table-cell office:value-type="float" office:value="1.97582159" calcext:value-type="float">
            <text:p>1,97582159</text:p>
          </table:table-cell>
          <table:table-cell office:value-type="float" office:value="244.2601813" calcext:value-type="float">
            <text:p>244,2601813</text:p>
          </table:table-cell>
        </table:table-row>
        <table:table-row table:style-name="ro1">
          <table:table-cell table:number-columns-repeated="2"/>
          <table:table-cell office:value-type="float" office:value="0.0014505" calcext:value-type="float">
            <text:p>0,0014505</text:p>
          </table:table-cell>
          <table:table-cell office:value-type="float" office:value="0.05404375" calcext:value-type="float">
            <text:p>0,05404375</text:p>
          </table:table-cell>
          <table:table-cell office:value-type="float" office:value="2.143854063" calcext:value-type="float">
            <text:p>2,143854063</text:p>
          </table:table-cell>
        </table:table-row>
      </table:table>
      <table:named-expressions/>
      <table:database-ranges>
        <table:database-range table:name="__Anonymous_Sheet_DB__0" table:target-range-address="'PY37-128MB'.G5:'PY37-128MB'.H1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PY37-256MB'.G5:'PY37-256MB'.H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PY37-512MB'.D5:'PY37-512MB'.E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PY37-1024MB'.D5:'PY37-1024MB'.E1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PY37-2048MB'.D5:'PY37-2048MB'.E1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01:30:31.78100652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20T01:41:20.832689245</dc:date>
    <meta:editing-duration>PT6H45M28S</meta:editing-duration>
    <meta:editing-cycles>22</meta:editing-cycles>
    <meta:generator>LibreOffice/5.1.6.2$Linux_X86_64 LibreOffice_project/10m0$Build-2</meta:generator>
    <meta:document-statistic meta:table-count="6" meta:cell-count="1010" meta:object-count="0"/>
  </office:meta>
</office:document-meta>
</file>